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page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page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Visualization">
      <style:table-properties table:display="true" style:writing-mode="lr-tb"/>
    </style:style>
    <style:style style:name="ta2" style:family="table" style:master-page-name="PageStyle_5f_minio.data.2021-01-30">
      <style:table-properties table:display="true" style:writing-mode="lr-tb"/>
    </style:style>
    <style:style style:name="ta3" style:family="table" style:master-page-name="PageStyle_5f_Data_20_By_20_Operation">
      <style:table-properties table:display="true" style:writing-mode="lr-tb"/>
    </style:style>
    <style:style style:name="ta4" style:family="table" style:master-page-name="PageStyle_5f_Pivot_20_Tab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2.01pt solid #000000" fo:border-left="none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2.01pt solid #000000" fo:border-top="none"/>
    </style:style>
    <style:style style:name="ce20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sualizatio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o.data.2021-01-30" table:style-name="ta2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Client Threads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 Treads</text:p>
          </table:table-cell>
          <table:table-cell table:style-name="ce1" office:value-type="string" calcext:value-type="string">
            <text:p>ObjSize (MB)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/Sec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08-131072.csv.zst</text:p>
          </table:table-cell>
          <table:table-cell table:style-name="ce1" office:value-type="float" office:value="139.26" calcext:value-type="float">
            <text:p>139.26</text:p>
          </table:table-cell>
          <table:table-cell table:style-name="ce1" office:value-type="float" office:value="1114.08" calcext:value-type="float">
            <text:p>1114.0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08-131072.csv.zst</text:p>
          </table:table-cell>
          <table:table-cell table:style-name="ce1" office:value-type="float" office:value="288.39" calcext:value-type="float">
            <text:p>288.39</text:p>
          </table:table-cell>
          <table:table-cell table:style-name="ce1" office:value-type="float" office:value="2307.08" calcext:value-type="float">
            <text:p>2307.0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08-131072.csv.zst</text:p>
          </table:table-cell>
          <table:table-cell table:style-name="ce1" office:value-type="float" office:value="213.19" calcext:value-type="float">
            <text:p>213.19</text:p>
          </table:table-cell>
          <table:table-cell table:style-name="ce1" office:value-type="float" office:value="1705.54" calcext:value-type="float">
            <text:p>1705.5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16-131072.csv.zst</text:p>
          </table:table-cell>
          <table:table-cell table:style-name="ce1" office:value-type="float" office:value="278.33" calcext:value-type="float">
            <text:p>278.33</text:p>
          </table:table-cell>
          <table:table-cell table:style-name="ce1" office:value-type="float" office:value="2226.61" calcext:value-type="float">
            <text:p>2226.6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16-131072.csv.zst</text:p>
          </table:table-cell>
          <table:table-cell table:style-name="ce1" office:value-type="float" office:value="790.53" calcext:value-type="float">
            <text:p>790.53</text:p>
          </table:table-cell>
          <table:table-cell table:style-name="ce1" office:value-type="float" office:value="6324.26" calcext:value-type="float">
            <text:p>6324.2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16-131072.csv.zst</text:p>
          </table:table-cell>
          <table:table-cell table:style-name="ce1" office:value-type="float" office:value="313.02" calcext:value-type="float">
            <text:p>313.02</text:p>
          </table:table-cell>
          <table:table-cell table:style-name="ce1" office:value-type="float" office:value="2504.18" calcext:value-type="float">
            <text:p>2504.1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24-131072.csv.zst</text:p>
          </table:table-cell>
          <table:table-cell table:style-name="ce1" office:value-type="float" office:value="292.72" calcext:value-type="float">
            <text:p>292.72</text:p>
          </table:table-cell>
          <table:table-cell table:style-name="ce1" office:value-type="float" office:value="2341.73" calcext:value-type="float">
            <text:p>2341.7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24-131072.csv.zst</text:p>
          </table:table-cell>
          <table:table-cell table:style-name="ce1" office:value-type="float" office:value="886.98" calcext:value-type="float">
            <text:p>886.98</text:p>
          </table:table-cell>
          <table:table-cell table:style-name="ce1" office:value-type="float" office:value="7095.81" calcext:value-type="float">
            <text:p>7095.8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24-131072.csv.zst</text:p>
          </table:table-cell>
          <table:table-cell table:style-name="ce1" office:value-type="float" office:value="314.88" calcext:value-type="float">
            <text:p>314.88</text:p>
          </table:table-cell>
          <table:table-cell table:style-name="ce1" office:value-type="float" office:value="2519.06" calcext:value-type="float">
            <text:p>2519.0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48-131072.csv.zst</text:p>
          </table:table-cell>
          <table:table-cell table:style-name="ce1" office:value-type="float" office:value="330.33" calcext:value-type="float">
            <text:p>330.33</text:p>
          </table:table-cell>
          <table:table-cell table:style-name="ce1" office:value-type="float" office:value="2642.61" calcext:value-type="float">
            <text:p>2642.6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48-131072.csv.zst</text:p>
          </table:table-cell>
          <table:table-cell table:style-name="ce1" office:value-type="float" office:value="1030.3" calcext:value-type="float">
            <text:p>1030.3</text:p>
          </table:table-cell>
          <table:table-cell table:style-name="ce1" office:value-type="float" office:value="8242.37" calcext:value-type="float">
            <text:p>8242.3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48-131072.csv.zst</text:p>
          </table:table-cell>
          <table:table-cell table:style-name="ce1" office:value-type="float" office:value="353.4" calcext:value-type="float">
            <text:p>353.4</text:p>
          </table:table-cell>
          <table:table-cell table:style-name="ce1" office:value-type="float" office:value="2827.21" calcext:value-type="float">
            <text:p>2827.2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64-131072.csv.zst</text:p>
          </table:table-cell>
          <table:table-cell table:style-name="ce1" office:value-type="float" office:value="373.54" calcext:value-type="float">
            <text:p>373.54</text:p>
          </table:table-cell>
          <table:table-cell table:style-name="ce1" office:value-type="float" office:value="2988.33" calcext:value-type="float">
            <text:p>2988.3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64-131072.csv.zst</text:p>
          </table:table-cell>
          <table:table-cell table:style-name="ce1" office:value-type="float" office:value="1062.2" calcext:value-type="float">
            <text:p>1062.2</text:p>
          </table:table-cell>
          <table:table-cell table:style-name="ce1" office:value-type="float" office:value="8497.57" calcext:value-type="float">
            <text:p>8497.5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64-131072.csv.zst</text:p>
          </table:table-cell>
          <table:table-cell table:style-name="ce1" office:value-type="float" office:value="359.74" calcext:value-type="float">
            <text:p>359.74</text:p>
          </table:table-cell>
          <table:table-cell table:style-name="ce1" office:value-type="float" office:value="2877.9" calcext:value-type="float">
            <text:p>2877.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96-131072.csv.zst</text:p>
          </table:table-cell>
          <table:table-cell table:style-name="ce1" office:value-type="float" office:value="375.71" calcext:value-type="float">
            <text:p>375.71</text:p>
          </table:table-cell>
          <table:table-cell table:style-name="ce1" office:value-type="float" office:value="3005.68" calcext:value-type="float">
            <text:p>3005.6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96-131072.csv.zst</text:p>
          </table:table-cell>
          <table:table-cell table:style-name="ce1" office:value-type="float" office:value="1090.08" calcext:value-type="float">
            <text:p>1090.08</text:p>
          </table:table-cell>
          <table:table-cell table:style-name="ce1" office:value-type="float" office:value="8720.66" calcext:value-type="float">
            <text:p>8720.6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96-131072.csv.zst</text:p>
          </table:table-cell>
          <table:table-cell table:style-name="ce1" office:value-type="float" office:value="385.13" calcext:value-type="float">
            <text:p>385.13</text:p>
          </table:table-cell>
          <table:table-cell table:style-name="ce1" office:value-type="float" office:value="3081.06" calcext:value-type="float">
            <text:p>3081.0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128-131072.csv.zst</text:p>
          </table:table-cell>
          <table:table-cell table:style-name="ce1" office:value-type="float" office:value="380.61" calcext:value-type="float">
            <text:p>380.61</text:p>
          </table:table-cell>
          <table:table-cell table:style-name="ce1" office:value-type="float" office:value="3044.87" calcext:value-type="float">
            <text:p>3044.8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128-131072.csv.zst</text:p>
          </table:table-cell>
          <table:table-cell table:style-name="ce1" office:value-type="float" office:value="1107.06" calcext:value-type="float">
            <text:p>1107.06</text:p>
          </table:table-cell>
          <table:table-cell table:style-name="ce1" office:value-type="float" office:value="8856.52" calcext:value-type="float">
            <text:p>8856.5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128-131072.csv.zst</text:p>
          </table:table-cell>
          <table:table-cell table:style-name="ce1" office:value-type="float" office:value="386.42" calcext:value-type="float">
            <text:p>386.42</text:p>
          </table:table-cell>
          <table:table-cell table:style-name="ce1" office:value-type="float" office:value="3091.35" calcext:value-type="float">
            <text:p>3091.3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08-524288.csv.zst</text:p>
          </table:table-cell>
          <table:table-cell table:style-name="ce1" office:value-type="float" office:value="466.65" calcext:value-type="float">
            <text:p>466.65</text:p>
          </table:table-cell>
          <table:table-cell table:style-name="ce1" office:value-type="float" office:value="933.29" calcext:value-type="float">
            <text:p>933.2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08-524288.csv.zst</text:p>
          </table:table-cell>
          <table:table-cell table:style-name="ce1" office:value-type="float" office:value="1027.79" calcext:value-type="float">
            <text:p>1027.79</text:p>
          </table:table-cell>
          <table:table-cell table:style-name="ce1" office:value-type="float" office:value="2055.59" calcext:value-type="float">
            <text:p>2055.5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08-524288.csv.zst</text:p>
          </table:table-cell>
          <table:table-cell table:style-name="ce1" office:value-type="float" office:value="609.96" calcext:value-type="float">
            <text:p>609.96</text:p>
          </table:table-cell>
          <table:table-cell table:style-name="ce1" office:value-type="float" office:value="1219.91" calcext:value-type="float">
            <text:p>1219.9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16-524288.csv.zst</text:p>
          </table:table-cell>
          <table:table-cell table:style-name="ce1" office:value-type="float" office:value="928.75" calcext:value-type="float">
            <text:p>928.75</text:p>
          </table:table-cell>
          <table:table-cell table:style-name="ce1" office:value-type="float" office:value="1857.5" calcext:value-type="float">
            <text:p>1857.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16-524288.csv.zst</text:p>
          </table:table-cell>
          <table:table-cell table:style-name="ce1" office:value-type="float" office:value="2960.04" calcext:value-type="float">
            <text:p>2960.04</text:p>
          </table:table-cell>
          <table:table-cell table:style-name="ce1" office:value-type="float" office:value="5920.08" calcext:value-type="float">
            <text:p>5920.0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16-524288.csv.zst</text:p>
          </table:table-cell>
          <table:table-cell table:style-name="ce1" office:value-type="float" office:value="1048.37" calcext:value-type="float">
            <text:p>1048.37</text:p>
          </table:table-cell>
          <table:table-cell table:style-name="ce1" office:value-type="float" office:value="2096.74" calcext:value-type="float">
            <text:p>2096.7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24-524288.csv.zst</text:p>
          </table:table-cell>
          <table:table-cell table:style-name="ce1" office:value-type="float" office:value="1211.98" calcext:value-type="float">
            <text:p>1211.98</text:p>
          </table:table-cell>
          <table:table-cell table:style-name="ce1" office:value-type="float" office:value="2423.95" calcext:value-type="float">
            <text:p>2423.9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24-524288.csv.zst</text:p>
          </table:table-cell>
          <table:table-cell table:style-name="ce1" office:value-type="float" office:value="3330.73" calcext:value-type="float">
            <text:p>3330.73</text:p>
          </table:table-cell>
          <table:table-cell table:style-name="ce1" office:value-type="float" office:value="6661.46" calcext:value-type="float">
            <text:p>6661.4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24-524288.csv.zst</text:p>
          </table:table-cell>
          <table:table-cell table:style-name="ce1" office:value-type="float" office:value="1195.73" calcext:value-type="float">
            <text:p>1195.73</text:p>
          </table:table-cell>
          <table:table-cell table:style-name="ce1" office:value-type="float" office:value="2391.46" calcext:value-type="float">
            <text:p>2391.4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48-524288.csv.zst</text:p>
          </table:table-cell>
          <table:table-cell table:style-name="ce1" office:value-type="float" office:value="1233.2" calcext:value-type="float">
            <text:p>1233.2</text:p>
          </table:table-cell>
          <table:table-cell table:style-name="ce1" office:value-type="float" office:value="2466.4" calcext:value-type="float">
            <text:p>2466.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48-524288.csv.zst</text:p>
          </table:table-cell>
          <table:table-cell table:style-name="ce1" office:value-type="float" office:value="3797.19" calcext:value-type="float">
            <text:p>3797.19</text:p>
          </table:table-cell>
          <table:table-cell table:style-name="ce1" office:value-type="float" office:value="7594.38" calcext:value-type="float">
            <text:p>7594.3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48-524288.csv.zst</text:p>
          </table:table-cell>
          <table:table-cell table:style-name="ce1" office:value-type="float" office:value="1336.1" calcext:value-type="float">
            <text:p>1336.1</text:p>
          </table:table-cell>
          <table:table-cell table:style-name="ce1" office:value-type="float" office:value="2672.21" calcext:value-type="float">
            <text:p>2672.2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64-524288.csv.zst</text:p>
          </table:table-cell>
          <table:table-cell table:style-name="ce1" office:value-type="float" office:value="1264.85" calcext:value-type="float">
            <text:p>1264.85</text:p>
          </table:table-cell>
          <table:table-cell table:style-name="ce1" office:value-type="float" office:value="2529.71" calcext:value-type="float">
            <text:p>2529.7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64-524288.csv.zst</text:p>
          </table:table-cell>
          <table:table-cell table:style-name="ce1" office:value-type="float" office:value="3632.92" calcext:value-type="float">
            <text:p>3632.92</text:p>
          </table:table-cell>
          <table:table-cell table:style-name="ce1" office:value-type="float" office:value="7265.84" calcext:value-type="float">
            <text:p>7265.8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64-524288.csv.zst</text:p>
          </table:table-cell>
          <table:table-cell table:style-name="ce1" office:value-type="float" office:value="1321.76" calcext:value-type="float">
            <text:p>1321.76</text:p>
          </table:table-cell>
          <table:table-cell table:style-name="ce1" office:value-type="float" office:value="2643.52" calcext:value-type="float">
            <text:p>2643.5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96-524288.csv.zst</text:p>
          </table:table-cell>
          <table:table-cell table:style-name="ce1" office:value-type="float" office:value="1292.34" calcext:value-type="float">
            <text:p>1292.34</text:p>
          </table:table-cell>
          <table:table-cell table:style-name="ce1" office:value-type="float" office:value="2584.68" calcext:value-type="float">
            <text:p>2584.6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96-524288.csv.zst</text:p>
          </table:table-cell>
          <table:table-cell table:style-name="ce1" office:value-type="float" office:value="3800.22" calcext:value-type="float">
            <text:p>3800.22</text:p>
          </table:table-cell>
          <table:table-cell table:style-name="ce1" office:value-type="float" office:value="7600.44" calcext:value-type="float">
            <text:p>7600.4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96-524288.csv.zst</text:p>
          </table:table-cell>
          <table:table-cell table:style-name="ce1" office:value-type="float" office:value="1288.08" calcext:value-type="float">
            <text:p>1288.08</text:p>
          </table:table-cell>
          <table:table-cell table:style-name="ce1" office:value-type="float" office:value="2576.16" calcext:value-type="float">
            <text:p>2576.1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128-524288.csv.zst</text:p>
          </table:table-cell>
          <table:table-cell table:style-name="ce1" office:value-type="float" office:value="1331.6" calcext:value-type="float">
            <text:p>1331.6</text:p>
          </table:table-cell>
          <table:table-cell table:style-name="ce1" office:value-type="float" office:value="2663.21" calcext:value-type="float">
            <text:p>2663.2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128-524288.csv.zst</text:p>
          </table:table-cell>
          <table:table-cell table:style-name="ce1" office:value-type="float" office:value="4158.26" calcext:value-type="float">
            <text:p>4158.26</text:p>
          </table:table-cell>
          <table:table-cell table:style-name="ce1" office:value-type="float" office:value="8316.52" calcext:value-type="float">
            <text:p>8316.5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128-524288.csv.zst</text:p>
          </table:table-cell>
          <table:table-cell table:style-name="ce1" office:value-type="float" office:value="1353.87" calcext:value-type="float">
            <text:p>1353.87</text:p>
          </table:table-cell>
          <table:table-cell table:style-name="ce1" office:value-type="float" office:value="2707.75" calcext:value-type="float">
            <text:p>2707.7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08-1048576.csv.zst</text:p>
          </table:table-cell>
          <table:table-cell table:number-columns-repeated="2" table:style-name="ce1" office:value-type="float" office:value="735.34" calcext:value-type="float">
            <text:p>735.3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08-1048576.csv.zst</text:p>
          </table:table-cell>
          <table:table-cell table:number-columns-repeated="2" table:style-name="ce1" office:value-type="float" office:value="1800.48" calcext:value-type="float">
            <text:p>1800.4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08-1048576.csv.zst</text:p>
          </table:table-cell>
          <table:table-cell table:number-columns-repeated="2" table:style-name="ce1" office:value-type="float" office:value="912.06" calcext:value-type="float">
            <text:p>912.0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16-1048576.csv.zst</text:p>
          </table:table-cell>
          <table:table-cell table:number-columns-repeated="2" table:style-name="ce1" office:value-type="float" office:value="1554.44" calcext:value-type="float">
            <text:p>1554.4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16-1048576.csv.zst</text:p>
          </table:table-cell>
          <table:table-cell table:number-columns-repeated="2" table:style-name="ce1" office:value-type="float" office:value="4610.79" calcext:value-type="float">
            <text:p>4610.7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16-1048576.csv.zst</text:p>
          </table:table-cell>
          <table:table-cell table:number-columns-repeated="2" table:style-name="ce1" office:value-type="float" office:value="1791.57" calcext:value-type="float">
            <text:p>1791.5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24-1048576.csv.zst</text:p>
          </table:table-cell>
          <table:table-cell table:number-columns-repeated="2" table:style-name="ce1" office:value-type="float" office:value="1938.64" calcext:value-type="float">
            <text:p>1938.6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24-1048576.csv.zst</text:p>
          </table:table-cell>
          <table:table-cell table:number-columns-repeated="2" table:style-name="ce1" office:value-type="float" office:value="5600.15" calcext:value-type="float">
            <text:p>5600.1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24-1048576.csv.zst</text:p>
          </table:table-cell>
          <table:table-cell table:number-columns-repeated="2" table:style-name="ce1" office:value-type="float" office:value="2015.06" calcext:value-type="float">
            <text:p>2015.0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48-1048576.csv.zst</text:p>
          </table:table-cell>
          <table:table-cell table:number-columns-repeated="2" table:style-name="ce1" office:value-type="float" office:value="2225.98" calcext:value-type="float">
            <text:p>2225.9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48-1048576.csv.zst</text:p>
          </table:table-cell>
          <table:table-cell table:number-columns-repeated="2" table:style-name="ce1" office:value-type="float" office:value="6325.99" calcext:value-type="float">
            <text:p>6325.9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48-1048576.csv.zst</text:p>
          </table:table-cell>
          <table:table-cell table:number-columns-repeated="2" table:style-name="ce1" office:value-type="float" office:value="2272.68" calcext:value-type="float">
            <text:p>2272.6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64-1048576.csv.zst</text:p>
          </table:table-cell>
          <table:table-cell table:number-columns-repeated="2" table:style-name="ce1" office:value-type="float" office:value="2351.15" calcext:value-type="float">
            <text:p>2351.1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64-1048576.csv.zst</text:p>
          </table:table-cell>
          <table:table-cell table:number-columns-repeated="2" table:style-name="ce1" office:value-type="float" office:value="6504.81" calcext:value-type="float">
            <text:p>6504.8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64-1048576.csv.zst</text:p>
          </table:table-cell>
          <table:table-cell table:number-columns-repeated="2" table:style-name="ce1" office:value-type="float" office:value="2319.44" calcext:value-type="float">
            <text:p>2319.4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96-1048576.csv.zst</text:p>
          </table:table-cell>
          <table:table-cell table:number-columns-repeated="2" table:style-name="ce1" office:value-type="float" office:value="2302.92" calcext:value-type="float">
            <text:p>2302.9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96-1048576.csv.zst</text:p>
          </table:table-cell>
          <table:table-cell table:number-columns-repeated="2" table:style-name="ce1" office:value-type="float" office:value="6678.91" calcext:value-type="float">
            <text:p>6678.9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96-1048576.csv.zst</text:p>
          </table:table-cell>
          <table:table-cell table:number-columns-repeated="2" table:style-name="ce1" office:value-type="float" office:value="2375.96" calcext:value-type="float">
            <text:p>2375.9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128-1048576.csv.zst</text:p>
          </table:table-cell>
          <table:table-cell table:number-columns-repeated="2" table:style-name="ce1" office:value-type="float" office:value="2260.54" calcext:value-type="float">
            <text:p>2260.5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128-1048576.csv.zst</text:p>
          </table:table-cell>
          <table:table-cell table:number-columns-repeated="2" table:style-name="ce1" office:value-type="float" office:value="6755.12" calcext:value-type="float">
            <text:p>6755.1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128-1048576.csv.zst</text:p>
          </table:table-cell>
          <table:table-cell table:number-columns-repeated="2" table:style-name="ce1" office:value-type="float" office:value="2367.55" calcext:value-type="float">
            <text:p>2367.5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08-4194304.csv.zst</text:p>
          </table:table-cell>
          <table:table-cell table:style-name="ce1" office:value-type="float" office:value="1577.05" calcext:value-type="float">
            <text:p>1577.05</text:p>
          </table:table-cell>
          <table:table-cell table:style-name="ce1" office:value-type="float" office:value="394.26" calcext:value-type="float">
            <text:p>394.2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08-4194304.csv.zst</text:p>
          </table:table-cell>
          <table:table-cell table:style-name="ce1" office:value-type="float" office:value="4598.5" calcext:value-type="float">
            <text:p>4598.5</text:p>
          </table:table-cell>
          <table:table-cell table:style-name="ce1" office:value-type="float" office:value="1149.63" calcext:value-type="float">
            <text:p>1149.6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08-4194304.csv.zst</text:p>
          </table:table-cell>
          <table:table-cell table:style-name="ce1" office:value-type="float" office:value="1547.39" calcext:value-type="float">
            <text:p>1547.39</text:p>
          </table:table-cell>
          <table:table-cell table:style-name="ce1" office:value-type="float" office:value="386.85" calcext:value-type="float">
            <text:p>386.8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16-4194304.csv.zst</text:p>
          </table:table-cell>
          <table:table-cell table:style-name="ce1" office:value-type="float" office:value="2986.18" calcext:value-type="float">
            <text:p>2986.18</text:p>
          </table:table-cell>
          <table:table-cell table:style-name="ce1" office:value-type="float" office:value="746.55" calcext:value-type="float">
            <text:p>746.5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16-4194304.csv.zst</text:p>
          </table:table-cell>
          <table:table-cell table:style-name="ce1" office:value-type="float" office:value="9149.57" calcext:value-type="float">
            <text:p>9149.57</text:p>
          </table:table-cell>
          <table:table-cell table:style-name="ce1" office:value-type="float" office:value="2287.39" calcext:value-type="float">
            <text:p>2287.3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16-4194304.csv.zst</text:p>
          </table:table-cell>
          <table:table-cell table:style-name="ce1" office:value-type="float" office:value="3028.94" calcext:value-type="float">
            <text:p>3028.94</text:p>
          </table:table-cell>
          <table:table-cell table:style-name="ce1" office:value-type="float" office:value="757.23" calcext:value-type="float">
            <text:p>757.2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24-4194304.csv.zst</text:p>
          </table:table-cell>
          <table:table-cell table:style-name="ce1" office:value-type="float" office:value="3647.64" calcext:value-type="float">
            <text:p>3647.64</text:p>
          </table:table-cell>
          <table:table-cell table:style-name="ce1" office:value-type="float" office:value="911.91" calcext:value-type="float">
            <text:p>911.9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24-4194304.csv.zst</text:p>
          </table:table-cell>
          <table:table-cell table:style-name="ce1" office:value-type="float" office:value="10682.24" calcext:value-type="float">
            <text:p>10682.24</text:p>
          </table:table-cell>
          <table:table-cell table:style-name="ce1" office:value-type="float" office:value="2670.56" calcext:value-type="float">
            <text:p>2670.5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24-4194304.csv.zst</text:p>
          </table:table-cell>
          <table:table-cell table:style-name="ce1" office:value-type="float" office:value="3945.24" calcext:value-type="float">
            <text:p>3945.24</text:p>
          </table:table-cell>
          <table:table-cell table:style-name="ce1" office:value-type="float" office:value="986.31" calcext:value-type="float">
            <text:p>986.3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48-4194304.csv.zst</text:p>
          </table:table-cell>
          <table:table-cell table:style-name="ce1" office:value-type="float" office:value="4950.41" calcext:value-type="float">
            <text:p>4950.41</text:p>
          </table:table-cell>
          <table:table-cell table:style-name="ce1" office:value-type="float" office:value="1237.6" calcext:value-type="float">
            <text:p>1237.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48-4194304.csv.zst</text:p>
          </table:table-cell>
          <table:table-cell table:style-name="ce1" office:value-type="float" office:value="12428.39" calcext:value-type="float">
            <text:p>12428.39</text:p>
          </table:table-cell>
          <table:table-cell table:style-name="ce1" office:value-type="float" office:value="3107.1" calcext:value-type="float">
            <text:p>3107.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48-4194304.csv.zst</text:p>
          </table:table-cell>
          <table:table-cell table:style-name="ce1" office:value-type="float" office:value="4998.87" calcext:value-type="float">
            <text:p>4998.87</text:p>
          </table:table-cell>
          <table:table-cell table:style-name="ce1" office:value-type="float" office:value="1249.72" calcext:value-type="float">
            <text:p>1249.7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64-4194304.csv.zst</text:p>
          </table:table-cell>
          <table:table-cell table:style-name="ce1" office:value-type="float" office:value="4948.6" calcext:value-type="float">
            <text:p>4948.6</text:p>
          </table:table-cell>
          <table:table-cell table:style-name="ce1" office:value-type="float" office:value="1237.15" calcext:value-type="float">
            <text:p>1237.1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64-4194304.csv.zst</text:p>
          </table:table-cell>
          <table:table-cell table:style-name="ce1" office:value-type="float" office:value="12813.54" calcext:value-type="float">
            <text:p>12813.54</text:p>
          </table:table-cell>
          <table:table-cell table:style-name="ce1" office:value-type="float" office:value="3203.39" calcext:value-type="float">
            <text:p>3203.3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64-4194304.csv.zst</text:p>
          </table:table-cell>
          <table:table-cell table:style-name="ce1" office:value-type="float" office:value="5194.31" calcext:value-type="float">
            <text:p>5194.31</text:p>
          </table:table-cell>
          <table:table-cell table:style-name="ce1" office:value-type="float" office:value="1298.58" calcext:value-type="float">
            <text:p>1298.5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96-4194304.csv.zst</text:p>
          </table:table-cell>
          <table:table-cell table:style-name="ce1" office:value-type="float" office:value="5189.81" calcext:value-type="float">
            <text:p>5189.81</text:p>
          </table:table-cell>
          <table:table-cell table:style-name="ce1" office:value-type="float" office:value="1297.45" calcext:value-type="float">
            <text:p>1297.4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96-4194304.csv.zst</text:p>
          </table:table-cell>
          <table:table-cell table:style-name="ce1" office:value-type="float" office:value="13050.81" calcext:value-type="float">
            <text:p>13050.81</text:p>
          </table:table-cell>
          <table:table-cell table:style-name="ce1" office:value-type="float" office:value="3262.7" calcext:value-type="float">
            <text:p>3262.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96-4194304.csv.zst</text:p>
          </table:table-cell>
          <table:table-cell table:style-name="ce1" office:value-type="float" office:value="5267.84" calcext:value-type="float">
            <text:p>5267.84</text:p>
          </table:table-cell>
          <table:table-cell table:style-name="ce1" office:value-type="float" office:value="1316.96" calcext:value-type="float">
            <text:p>1316.9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128-4194304.csv.zst</text:p>
          </table:table-cell>
          <table:table-cell table:style-name="ce1" office:value-type="float" office:value="5509.86" calcext:value-type="float">
            <text:p>5509.86</text:p>
          </table:table-cell>
          <table:table-cell table:style-name="ce1" office:value-type="float" office:value="1377.47" calcext:value-type="float">
            <text:p>1377.4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128-4194304.csv.zst</text:p>
          </table:table-cell>
          <table:table-cell table:style-name="ce1" office:value-type="float" office:value="13146.81" calcext:value-type="float">
            <text:p>13146.81</text:p>
          </table:table-cell>
          <table:table-cell table:style-name="ce1" office:value-type="float" office:value="3286.7" calcext:value-type="float">
            <text:p>3286.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128-4194304.csv.zst</text:p>
          </table:table-cell>
          <table:table-cell table:style-name="ce1" office:value-type="float" office:value="5420.71" calcext:value-type="float">
            <text:p>5420.71</text:p>
          </table:table-cell>
          <table:table-cell table:style-name="ce1" office:value-type="float" office:value="1355.18" calcext:value-type="float">
            <text:p>1355.1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08-16777216.csv.zst</text:p>
          </table:table-cell>
          <table:table-cell table:style-name="ce1" office:value-type="float" office:value="2430.75" calcext:value-type="float">
            <text:p>2430.75</text:p>
          </table:table-cell>
          <table:table-cell table:style-name="ce1" office:value-type="float" office:value="151.92" calcext:value-type="float">
            <text:p>151.9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08-16777216.csv.zst</text:p>
          </table:table-cell>
          <table:table-cell table:style-name="ce1" office:value-type="float" office:value="10807.74" calcext:value-type="float">
            <text:p>10807.74</text:p>
          </table:table-cell>
          <table:table-cell table:style-name="ce1" office:value-type="float" office:value="675.48" calcext:value-type="float">
            <text:p>675.4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08-16777216.csv.zst</text:p>
          </table:table-cell>
          <table:table-cell table:style-name="ce1" office:value-type="float" office:value="2434.54" calcext:value-type="float">
            <text:p>2434.54</text:p>
          </table:table-cell>
          <table:table-cell table:style-name="ce1" office:value-type="float" office:value="152.16" calcext:value-type="float">
            <text:p>152.1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16-16777216.csv.zst</text:p>
          </table:table-cell>
          <table:table-cell table:style-name="ce1" office:value-type="float" office:value="4352.96" calcext:value-type="float">
            <text:p>4352.96</text:p>
          </table:table-cell>
          <table:table-cell table:style-name="ce1" office:value-type="float" office:value="272.06" calcext:value-type="float">
            <text:p>272.0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16-16777216.csv.zst</text:p>
          </table:table-cell>
          <table:table-cell table:style-name="ce1" office:value-type="float" office:value="13025.47" calcext:value-type="float">
            <text:p>13025.47</text:p>
          </table:table-cell>
          <table:table-cell table:style-name="ce1" office:value-type="float" office:value="814.09" calcext:value-type="float">
            <text:p>814.0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16-16777216.csv.zst</text:p>
          </table:table-cell>
          <table:table-cell table:style-name="ce1" office:value-type="float" office:value="4350.48" calcext:value-type="float">
            <text:p>4350.48</text:p>
          </table:table-cell>
          <table:table-cell table:style-name="ce1" office:value-type="float" office:value="271.91" calcext:value-type="float">
            <text:p>271.9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24-16777216.csv.zst</text:p>
          </table:table-cell>
          <table:table-cell table:style-name="ce1" office:value-type="float" office:value="5643.88" calcext:value-type="float">
            <text:p>5643.88</text:p>
          </table:table-cell>
          <table:table-cell table:style-name="ce1" office:value-type="float" office:value="352.74" calcext:value-type="float">
            <text:p>352.7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24-16777216.csv.zst</text:p>
          </table:table-cell>
          <table:table-cell table:style-name="ce1" office:value-type="float" office:value="13278.69" calcext:value-type="float">
            <text:p>13278.69</text:p>
          </table:table-cell>
          <table:table-cell table:style-name="ce1" office:value-type="float" office:value="829.92" calcext:value-type="float">
            <text:p>829.9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24-16777216.csv.zst</text:p>
          </table:table-cell>
          <table:table-cell table:style-name="ce1" office:value-type="float" office:value="5670.75" calcext:value-type="float">
            <text:p>5670.75</text:p>
          </table:table-cell>
          <table:table-cell table:style-name="ce1" office:value-type="float" office:value="354.42" calcext:value-type="float">
            <text:p>354.4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48-16777216.csv.zst</text:p>
          </table:table-cell>
          <table:table-cell table:style-name="ce1" office:value-type="float" office:value="6928.71" calcext:value-type="float">
            <text:p>6928.71</text:p>
          </table:table-cell>
          <table:table-cell table:style-name="ce1" office:value-type="float" office:value="433.04" calcext:value-type="float">
            <text:p>433.0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48-16777216.csv.zst</text:p>
          </table:table-cell>
          <table:table-cell table:style-name="ce1" office:value-type="float" office:value="13500.43" calcext:value-type="float">
            <text:p>13500.43</text:p>
          </table:table-cell>
          <table:table-cell table:style-name="ce1" office:value-type="float" office:value="843.78" calcext:value-type="float">
            <text:p>843.7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48-16777216.csv.zst</text:p>
          </table:table-cell>
          <table:table-cell table:style-name="ce1" office:value-type="float" office:value="6936.93" calcext:value-type="float">
            <text:p>6936.93</text:p>
          </table:table-cell>
          <table:table-cell table:style-name="ce1" office:value-type="float" office:value="433.56" calcext:value-type="float">
            <text:p>433.5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64-16777216.csv.zst</text:p>
          </table:table-cell>
          <table:table-cell table:style-name="ce1" office:value-type="float" office:value="6946.33" calcext:value-type="float">
            <text:p>6946.33</text:p>
          </table:table-cell>
          <table:table-cell table:style-name="ce1" office:value-type="float" office:value="434.15" calcext:value-type="float">
            <text:p>434.1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64-16777216.csv.zst</text:p>
          </table:table-cell>
          <table:table-cell table:style-name="ce1" office:value-type="float" office:value="13472.58" calcext:value-type="float">
            <text:p>13472.58</text:p>
          </table:table-cell>
          <table:table-cell table:style-name="ce1" office:value-type="float" office:value="842.04" calcext:value-type="float">
            <text:p>842.0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64-16777216.csv.zst</text:p>
          </table:table-cell>
          <table:table-cell table:style-name="ce1" office:value-type="float" office:value="6961.04" calcext:value-type="float">
            <text:p>6961.04</text:p>
          </table:table-cell>
          <table:table-cell table:style-name="ce1" office:value-type="float" office:value="435.07" calcext:value-type="float">
            <text:p>435.0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96-16777216.csv.zst</text:p>
          </table:table-cell>
          <table:table-cell table:style-name="ce1" office:value-type="float" office:value="6939.13" calcext:value-type="float">
            <text:p>6939.13</text:p>
          </table:table-cell>
          <table:table-cell table:style-name="ce1" office:value-type="float" office:value="433.7" calcext:value-type="float">
            <text:p>433.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96-16777216.csv.zst</text:p>
          </table:table-cell>
          <table:table-cell table:style-name="ce1" office:value-type="float" office:value="13538.61" calcext:value-type="float">
            <text:p>13538.61</text:p>
          </table:table-cell>
          <table:table-cell table:style-name="ce1" office:value-type="float" office:value="846.16" calcext:value-type="float">
            <text:p>846.1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96-16777216.csv.zst</text:p>
          </table:table-cell>
          <table:table-cell table:style-name="ce1" office:value-type="float" office:value="6952.33" calcext:value-type="float">
            <text:p>6952.33</text:p>
          </table:table-cell>
          <table:table-cell table:style-name="ce1" office:value-type="float" office:value="434.52" calcext:value-type="float">
            <text:p>434.5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128-16777216.csv.zst</text:p>
          </table:table-cell>
          <table:table-cell table:style-name="ce1" office:value-type="float" office:value="6941.28" calcext:value-type="float">
            <text:p>6941.28</text:p>
          </table:table-cell>
          <table:table-cell table:style-name="ce1" office:value-type="float" office:value="433.83" calcext:value-type="float">
            <text:p>433.8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128-16777216.csv.zst</text:p>
          </table:table-cell>
          <table:table-cell table:style-name="ce1" office:value-type="float" office:value="13540.83" calcext:value-type="float">
            <text:p>13540.83</text:p>
          </table:table-cell>
          <table:table-cell table:style-name="ce1" office:value-type="float" office:value="846.3" calcext:value-type="float">
            <text:p>846.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128-16777216.csv.zst</text:p>
          </table:table-cell>
          <table:table-cell table:style-name="ce1" office:value-type="float" office:value="6947.96" calcext:value-type="float">
            <text:p>6947.96</text:p>
          </table:table-cell>
          <table:table-cell table:style-name="ce1" office:value-type="float" office:value="434.25" calcext:value-type="float">
            <text:p>434.2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08-67108864.csv.zst</text:p>
          </table:table-cell>
          <table:table-cell table:style-name="ce1" office:value-type="float" office:value="2984.47" calcext:value-type="float">
            <text:p>2984.47</text:p>
          </table:table-cell>
          <table:table-cell table:style-name="ce1" office:value-type="float" office:value="46.63" calcext:value-type="float">
            <text:p>46.6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08-67108864.csv.zst</text:p>
          </table:table-cell>
          <table:table-cell table:style-name="ce1" office:value-type="float" office:value="13056.01" calcext:value-type="float">
            <text:p>13056.01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08-67108864.csv.zst</text:p>
          </table:table-cell>
          <table:table-cell table:style-name="ce1" office:value-type="float" office:value="3014.55" calcext:value-type="float">
            <text:p>3014.55</text:p>
          </table:table-cell>
          <table:table-cell table:style-name="ce1" office:value-type="float" office:value="47.1" calcext:value-type="float">
            <text:p>47.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16-67108864.csv.zst</text:p>
          </table:table-cell>
          <table:table-cell table:style-name="ce1" office:value-type="float" office:value="5275.28" calcext:value-type="float">
            <text:p>5275.28</text:p>
          </table:table-cell>
          <table:table-cell table:style-name="ce1" office:value-type="float" office:value="82.43" calcext:value-type="float">
            <text:p>82.4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16-67108864.csv.zst</text:p>
          </table:table-cell>
          <table:table-cell table:style-name="ce1" office:value-type="float" office:value="13504.96" calcext:value-type="float">
            <text:p>13504.96</text:p>
          </table:table-cell>
          <table:table-cell table:style-name="ce1" office:value-type="float" office:value="211.01" calcext:value-type="float">
            <text:p>211.0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16-67108864.csv.zst</text:p>
          </table:table-cell>
          <table:table-cell table:style-name="ce1" office:value-type="float" office:value="5283.24" calcext:value-type="float">
            <text:p>5283.24</text:p>
          </table:table-cell>
          <table:table-cell table:style-name="ce1" office:value-type="float" office:value="82.55" calcext:value-type="float">
            <text:p>82.5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24-67108864.csv.zst</text:p>
          </table:table-cell>
          <table:table-cell table:style-name="ce1" office:value-type="float" office:value="6644.61" calcext:value-type="float">
            <text:p>6644.61</text:p>
          </table:table-cell>
          <table:table-cell table:style-name="ce1" office:value-type="float" office:value="103.82" calcext:value-type="float">
            <text:p>103.8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24-67108864.csv.zst</text:p>
          </table:table-cell>
          <table:table-cell table:style-name="ce1" office:value-type="float" office:value="13622.23" calcext:value-type="float">
            <text:p>13622.23</text:p>
          </table:table-cell>
          <table:table-cell table:style-name="ce1" office:value-type="float" office:value="212.85" calcext:value-type="float">
            <text:p>212.8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24-67108864.csv.zst</text:p>
          </table:table-cell>
          <table:table-cell table:style-name="ce1" office:value-type="float" office:value="6644.97" calcext:value-type="float">
            <text:p>6644.97</text:p>
          </table:table-cell>
          <table:table-cell table:style-name="ce1" office:value-type="float" office:value="103.83" calcext:value-type="float">
            <text:p>103.8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48-67108864.csv.zst</text:p>
          </table:table-cell>
          <table:table-cell table:style-name="ce1" office:value-type="float" office:value="7482" calcext:value-type="float">
            <text:p>7482</text:p>
          </table:table-cell>
          <table:table-cell table:style-name="ce1" office:value-type="float" office:value="116.91" calcext:value-type="float">
            <text:p>116.9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48-67108864.csv.zst</text:p>
          </table:table-cell>
          <table:table-cell table:style-name="ce1" office:value-type="float" office:value="13718.01" calcext:value-type="float">
            <text:p>13718.01</text:p>
          </table:table-cell>
          <table:table-cell table:style-name="ce1" office:value-type="float" office:value="214.34" calcext:value-type="float">
            <text:p>214.3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48-67108864.csv.zst</text:p>
          </table:table-cell>
          <table:table-cell table:style-name="ce1" office:value-type="float" office:value="7486.19" calcext:value-type="float">
            <text:p>7486.19</text:p>
          </table:table-cell>
          <table:table-cell table:style-name="ce1" office:value-type="float" office:value="116.97" calcext:value-type="float">
            <text:p>116.9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64-67108864.csv.zst</text:p>
          </table:table-cell>
          <table:table-cell table:style-name="ce1" office:value-type="float" office:value="7471.78" calcext:value-type="float">
            <text:p>7471.78</text:p>
          </table:table-cell>
          <table:table-cell table:style-name="ce1" office:value-type="float" office:value="116.75" calcext:value-type="float">
            <text:p>116.7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64-67108864.csv.zst</text:p>
          </table:table-cell>
          <table:table-cell table:style-name="ce1" office:value-type="float" office:value="13813.7" calcext:value-type="float">
            <text:p>13813.7</text:p>
          </table:table-cell>
          <table:table-cell table:style-name="ce1" office:value-type="float" office:value="215.84" calcext:value-type="float">
            <text:p>215.8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64-67108864.csv.zst</text:p>
          </table:table-cell>
          <table:table-cell table:style-name="ce1" office:value-type="float" office:value="7476.07" calcext:value-type="float">
            <text:p>7476.07</text:p>
          </table:table-cell>
          <table:table-cell table:style-name="ce1" office:value-type="float" office:value="116.81" calcext:value-type="float">
            <text:p>116.8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96-67108864.csv.zst</text:p>
          </table:table-cell>
          <table:table-cell table:style-name="ce1" office:value-type="float" office:value="7458.84" calcext:value-type="float">
            <text:p>7458.84</text:p>
          </table:table-cell>
          <table:table-cell table:style-name="ce1" office:value-type="float" office:value="116.54" calcext:value-type="float">
            <text:p>116.5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96-67108864.csv.zst</text:p>
          </table:table-cell>
          <table:table-cell table:style-name="ce1" office:value-type="float" office:value="13736.97" calcext:value-type="float">
            <text:p>13736.97</text:p>
          </table:table-cell>
          <table:table-cell table:style-name="ce1" office:value-type="float" office:value="214.64" calcext:value-type="float">
            <text:p>214.6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96-67108864.csv.zst</text:p>
          </table:table-cell>
          <table:table-cell table:style-name="ce1" office:value-type="float" office:value="7462.7" calcext:value-type="float">
            <text:p>7462.7</text:p>
          </table:table-cell>
          <table:table-cell table:style-name="ce1" office:value-type="float" office:value="116.6" calcext:value-type="float">
            <text:p>116.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128-67108864.csv.zst</text:p>
          </table:table-cell>
          <table:table-cell table:style-name="ce1" office:value-type="float" office:value="7461.99" calcext:value-type="float">
            <text:p>7461.99</text:p>
          </table:table-cell>
          <table:table-cell table:style-name="ce1" office:value-type="float" office:value="116.59" calcext:value-type="float">
            <text:p>116.5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128-67108864.csv.zst</text:p>
          </table:table-cell>
          <table:table-cell table:style-name="ce1" office:value-type="float" office:value="13601.4" calcext:value-type="float">
            <text:p>13601.4</text:p>
          </table:table-cell>
          <table:table-cell table:style-name="ce1" office:value-type="float" office:value="212.52" calcext:value-type="float">
            <text:p>212.5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128-67108864.csv.zst</text:p>
          </table:table-cell>
          <table:table-cell table:style-name="ce1" office:value-type="float" office:value="7463.86" calcext:value-type="float">
            <text:p>7463.86</text:p>
          </table:table-cell>
          <table:table-cell table:style-name="ce1" office:value-type="float" office:value="116.62" calcext:value-type="float">
            <text:p>116.62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AB550628_34FF_4704_9182_7E2E8F58D28E_.wvu.FilterData" table:base-cell-address="$Visualization.$A$1" table:cell-range-address="$'minio.data.2021-01-30'.$A$1:.$H$127"/>
        </table:named-expressions>
      </table:table>
      <table:table table:name="Data By Operation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DEL</text:p>
          </table:table-cell>
          <table:table-cell table:number-columns-repeated="8"/>
          <table:table-cell table:style-name="ce1" office:value-type="string" calcext:value-type="string">
            <text:p>GET</text:p>
          </table:table-cell>
          <table:table-cell table:number-columns-repeated="8"/>
          <table:table-cell table:style-name="ce1" office:value-type="string" calcext:value-type="string">
            <text:p>PUT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Client Threads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 Treads</text:p>
          </table:table-cell>
          <table:table-cell table:style-name="ce1" office:value-type="string" calcext:value-type="string">
            <text:p>ObjSize (MB)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/Sec</text:p>
          </table:table-cell>
          <table:table-cell/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Client Threads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 Treads</text:p>
          </table:table-cell>
          <table:table-cell table:style-name="ce1" office:value-type="string" calcext:value-type="string">
            <text:p>ObjSize (MB)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/Sec</text:p>
          </table:table-cell>
          <table:table-cell/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Client Threads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 Treads</text:p>
          </table:table-cell>
          <table:table-cell table:style-name="ce1" office:value-type="string" calcext:value-type="string">
            <text:p>ObjSize (MB)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/Sec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08-131072.csv.zst</text:p>
          </table:table-cell>
          <table:table-cell table:style-name="ce1" office:value-type="float" office:value="139.26" calcext:value-type="float">
            <text:p>139.26</text:p>
          </table:table-cell>
          <table:table-cell table:style-name="ce1" office:value-type="float" office:value="1114.08" calcext:value-type="float">
            <text:p>1114.08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08-131072.csv.zst</text:p>
          </table:table-cell>
          <table:table-cell table:style-name="ce1" office:value-type="float" office:value="288.39" calcext:value-type="float">
            <text:p>288.39</text:p>
          </table:table-cell>
          <table:table-cell table:style-name="ce1" office:value-type="float" office:value="2307.08" calcext:value-type="float">
            <text:p>2307.0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08-131072.csv.zst</text:p>
          </table:table-cell>
          <table:table-cell table:style-name="ce1" office:value-type="float" office:value="213.19" calcext:value-type="float">
            <text:p>213.19</text:p>
          </table:table-cell>
          <table:table-cell table:style-name="ce1" office:value-type="float" office:value="1705.54" calcext:value-type="float">
            <text:p>1705.54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16-131072.csv.zst</text:p>
          </table:table-cell>
          <table:table-cell table:style-name="ce1" office:value-type="float" office:value="278.33" calcext:value-type="float">
            <text:p>278.33</text:p>
          </table:table-cell>
          <table:table-cell table:style-name="ce1" office:value-type="float" office:value="2226.61" calcext:value-type="float">
            <text:p>2226.6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16-131072.csv.zst</text:p>
          </table:table-cell>
          <table:table-cell table:style-name="ce1" office:value-type="float" office:value="790.53" calcext:value-type="float">
            <text:p>790.53</text:p>
          </table:table-cell>
          <table:table-cell table:style-name="ce1" office:value-type="float" office:value="6324.26" calcext:value-type="float">
            <text:p>6324.2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16-131072.csv.zst</text:p>
          </table:table-cell>
          <table:table-cell table:style-name="ce1" office:value-type="float" office:value="313.02" calcext:value-type="float">
            <text:p>313.02</text:p>
          </table:table-cell>
          <table:table-cell table:style-name="ce1" office:value-type="float" office:value="2504.18" calcext:value-type="float">
            <text:p>2504.18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24-131072.csv.zst</text:p>
          </table:table-cell>
          <table:table-cell table:style-name="ce1" office:value-type="float" office:value="292.72" calcext:value-type="float">
            <text:p>292.72</text:p>
          </table:table-cell>
          <table:table-cell table:style-name="ce1" office:value-type="float" office:value="2341.73" calcext:value-type="float">
            <text:p>2341.73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24-131072.csv.zst</text:p>
          </table:table-cell>
          <table:table-cell table:style-name="ce1" office:value-type="float" office:value="886.98" calcext:value-type="float">
            <text:p>886.98</text:p>
          </table:table-cell>
          <table:table-cell table:style-name="ce1" office:value-type="float" office:value="7095.81" calcext:value-type="float">
            <text:p>7095.8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24-131072.csv.zst</text:p>
          </table:table-cell>
          <table:table-cell table:style-name="ce1" office:value-type="float" office:value="314.88" calcext:value-type="float">
            <text:p>314.88</text:p>
          </table:table-cell>
          <table:table-cell table:style-name="ce1" office:value-type="float" office:value="2519.06" calcext:value-type="float">
            <text:p>2519.0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48-131072.csv.zst</text:p>
          </table:table-cell>
          <table:table-cell table:style-name="ce1" office:value-type="float" office:value="330.33" calcext:value-type="float">
            <text:p>330.33</text:p>
          </table:table-cell>
          <table:table-cell table:style-name="ce1" office:value-type="float" office:value="2642.61" calcext:value-type="float">
            <text:p>2642.6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48-131072.csv.zst</text:p>
          </table:table-cell>
          <table:table-cell table:style-name="ce1" office:value-type="float" office:value="1030.3" calcext:value-type="float">
            <text:p>1030.3</text:p>
          </table:table-cell>
          <table:table-cell table:style-name="ce1" office:value-type="float" office:value="8242.37" calcext:value-type="float">
            <text:p>8242.3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48-131072.csv.zst</text:p>
          </table:table-cell>
          <table:table-cell table:style-name="ce1" office:value-type="float" office:value="353.4" calcext:value-type="float">
            <text:p>353.4</text:p>
          </table:table-cell>
          <table:table-cell table:style-name="ce1" office:value-type="float" office:value="2827.21" calcext:value-type="float">
            <text:p>2827.21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64-131072.csv.zst</text:p>
          </table:table-cell>
          <table:table-cell table:style-name="ce1" office:value-type="float" office:value="373.54" calcext:value-type="float">
            <text:p>373.54</text:p>
          </table:table-cell>
          <table:table-cell table:style-name="ce1" office:value-type="float" office:value="2988.33" calcext:value-type="float">
            <text:p>2988.33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64-131072.csv.zst</text:p>
          </table:table-cell>
          <table:table-cell table:style-name="ce1" office:value-type="float" office:value="1062.2" calcext:value-type="float">
            <text:p>1062.2</text:p>
          </table:table-cell>
          <table:table-cell table:style-name="ce1" office:value-type="float" office:value="8497.57" calcext:value-type="float">
            <text:p>8497.5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64-131072.csv.zst</text:p>
          </table:table-cell>
          <table:table-cell table:style-name="ce1" office:value-type="float" office:value="359.74" calcext:value-type="float">
            <text:p>359.74</text:p>
          </table:table-cell>
          <table:table-cell table:style-name="ce1" office:value-type="float" office:value="2877.9" calcext:value-type="float">
            <text:p>2877.9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096-131072.csv.zst</text:p>
          </table:table-cell>
          <table:table-cell table:style-name="ce1" office:value-type="float" office:value="375.71" calcext:value-type="float">
            <text:p>375.71</text:p>
          </table:table-cell>
          <table:table-cell table:style-name="ce1" office:value-type="float" office:value="3005.68" calcext:value-type="float">
            <text:p>3005.68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096-131072.csv.zst</text:p>
          </table:table-cell>
          <table:table-cell table:style-name="ce1" office:value-type="float" office:value="1090.08" calcext:value-type="float">
            <text:p>1090.08</text:p>
          </table:table-cell>
          <table:table-cell table:style-name="ce1" office:value-type="float" office:value="8720.66" calcext:value-type="float">
            <text:p>8720.6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096-131072.csv.zst</text:p>
          </table:table-cell>
          <table:table-cell table:style-name="ce1" office:value-type="float" office:value="385.13" calcext:value-type="float">
            <text:p>385.13</text:p>
          </table:table-cell>
          <table:table-cell table:style-name="ce1" office:value-type="float" office:value="3081.06" calcext:value-type="float">
            <text:p>3081.0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delete-128-131072.csv.zst</text:p>
          </table:table-cell>
          <table:table-cell table:style-name="ce1" office:value-type="float" office:value="380.61" calcext:value-type="float">
            <text:p>380.61</text:p>
          </table:table-cell>
          <table:table-cell table:style-name="ce1" office:value-type="float" office:value="3044.87" calcext:value-type="float">
            <text:p>3044.87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get-128-131072.csv.zst</text:p>
          </table:table-cell>
          <table:table-cell table:style-name="ce1" office:value-type="float" office:value="1107.06" calcext:value-type="float">
            <text:p>1107.06</text:p>
          </table:table-cell>
          <table:table-cell table:style-name="ce1" office:value-type="float" office:value="8856.52" calcext:value-type="float">
            <text:p>8856.5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put-128-131072.csv.zst</text:p>
          </table:table-cell>
          <table:table-cell table:style-name="ce1" office:value-type="float" office:value="386.42" calcext:value-type="float">
            <text:p>386.42</text:p>
          </table:table-cell>
          <table:table-cell table:style-name="ce1" office:value-type="float" office:value="3091.35" calcext:value-type="float">
            <text:p>3091.35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08-524288.csv.zst</text:p>
          </table:table-cell>
          <table:table-cell table:style-name="ce1" office:value-type="float" office:value="466.65" calcext:value-type="float">
            <text:p>466.65</text:p>
          </table:table-cell>
          <table:table-cell table:style-name="ce1" office:value-type="float" office:value="933.29" calcext:value-type="float">
            <text:p>933.29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08-524288.csv.zst</text:p>
          </table:table-cell>
          <table:table-cell table:style-name="ce1" office:value-type="float" office:value="1027.79" calcext:value-type="float">
            <text:p>1027.79</text:p>
          </table:table-cell>
          <table:table-cell table:style-name="ce1" office:value-type="float" office:value="2055.59" calcext:value-type="float">
            <text:p>2055.5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08-524288.csv.zst</text:p>
          </table:table-cell>
          <table:table-cell table:style-name="ce1" office:value-type="float" office:value="609.96" calcext:value-type="float">
            <text:p>609.96</text:p>
          </table:table-cell>
          <table:table-cell table:style-name="ce1" office:value-type="float" office:value="1219.91" calcext:value-type="float">
            <text:p>1219.91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16-524288.csv.zst</text:p>
          </table:table-cell>
          <table:table-cell table:style-name="ce1" office:value-type="float" office:value="928.75" calcext:value-type="float">
            <text:p>928.75</text:p>
          </table:table-cell>
          <table:table-cell table:style-name="ce1" office:value-type="float" office:value="1857.5" calcext:value-type="float">
            <text:p>1857.5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16-524288.csv.zst</text:p>
          </table:table-cell>
          <table:table-cell table:style-name="ce1" office:value-type="float" office:value="2960.04" calcext:value-type="float">
            <text:p>2960.04</text:p>
          </table:table-cell>
          <table:table-cell table:style-name="ce1" office:value-type="float" office:value="5920.08" calcext:value-type="float">
            <text:p>5920.0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16-524288.csv.zst</text:p>
          </table:table-cell>
          <table:table-cell table:style-name="ce1" office:value-type="float" office:value="1048.37" calcext:value-type="float">
            <text:p>1048.37</text:p>
          </table:table-cell>
          <table:table-cell table:style-name="ce1" office:value-type="float" office:value="2096.74" calcext:value-type="float">
            <text:p>2096.74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24-524288.csv.zst</text:p>
          </table:table-cell>
          <table:table-cell table:style-name="ce1" office:value-type="float" office:value="1211.98" calcext:value-type="float">
            <text:p>1211.98</text:p>
          </table:table-cell>
          <table:table-cell table:style-name="ce1" office:value-type="float" office:value="2423.95" calcext:value-type="float">
            <text:p>2423.95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24-524288.csv.zst</text:p>
          </table:table-cell>
          <table:table-cell table:style-name="ce1" office:value-type="float" office:value="3330.73" calcext:value-type="float">
            <text:p>3330.73</text:p>
          </table:table-cell>
          <table:table-cell table:style-name="ce1" office:value-type="float" office:value="6661.46" calcext:value-type="float">
            <text:p>6661.4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24-524288.csv.zst</text:p>
          </table:table-cell>
          <table:table-cell table:style-name="ce1" office:value-type="float" office:value="1195.73" calcext:value-type="float">
            <text:p>1195.73</text:p>
          </table:table-cell>
          <table:table-cell table:style-name="ce1" office:value-type="float" office:value="2391.46" calcext:value-type="float">
            <text:p>2391.4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48-524288.csv.zst</text:p>
          </table:table-cell>
          <table:table-cell table:style-name="ce1" office:value-type="float" office:value="1233.2" calcext:value-type="float">
            <text:p>1233.2</text:p>
          </table:table-cell>
          <table:table-cell table:style-name="ce1" office:value-type="float" office:value="2466.4" calcext:value-type="float">
            <text:p>2466.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48-524288.csv.zst</text:p>
          </table:table-cell>
          <table:table-cell table:style-name="ce1" office:value-type="float" office:value="3797.19" calcext:value-type="float">
            <text:p>3797.19</text:p>
          </table:table-cell>
          <table:table-cell table:style-name="ce1" office:value-type="float" office:value="7594.38" calcext:value-type="float">
            <text:p>7594.3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48-524288.csv.zst</text:p>
          </table:table-cell>
          <table:table-cell table:style-name="ce1" office:value-type="float" office:value="1336.1" calcext:value-type="float">
            <text:p>1336.1</text:p>
          </table:table-cell>
          <table:table-cell table:style-name="ce1" office:value-type="float" office:value="2672.21" calcext:value-type="float">
            <text:p>2672.21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64-524288.csv.zst</text:p>
          </table:table-cell>
          <table:table-cell table:style-name="ce1" office:value-type="float" office:value="1264.85" calcext:value-type="float">
            <text:p>1264.85</text:p>
          </table:table-cell>
          <table:table-cell table:style-name="ce1" office:value-type="float" office:value="2529.71" calcext:value-type="float">
            <text:p>2529.7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64-524288.csv.zst</text:p>
          </table:table-cell>
          <table:table-cell table:style-name="ce1" office:value-type="float" office:value="3632.92" calcext:value-type="float">
            <text:p>3632.92</text:p>
          </table:table-cell>
          <table:table-cell table:style-name="ce1" office:value-type="float" office:value="7265.84" calcext:value-type="float">
            <text:p>7265.8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64-524288.csv.zst</text:p>
          </table:table-cell>
          <table:table-cell table:style-name="ce1" office:value-type="float" office:value="1321.76" calcext:value-type="float">
            <text:p>1321.76</text:p>
          </table:table-cell>
          <table:table-cell table:style-name="ce1" office:value-type="float" office:value="2643.52" calcext:value-type="float">
            <text:p>2643.52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096-524288.csv.zst</text:p>
          </table:table-cell>
          <table:table-cell table:style-name="ce1" office:value-type="float" office:value="1292.34" calcext:value-type="float">
            <text:p>1292.34</text:p>
          </table:table-cell>
          <table:table-cell table:style-name="ce1" office:value-type="float" office:value="2584.68" calcext:value-type="float">
            <text:p>2584.68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096-524288.csv.zst</text:p>
          </table:table-cell>
          <table:table-cell table:style-name="ce1" office:value-type="float" office:value="3800.22" calcext:value-type="float">
            <text:p>3800.22</text:p>
          </table:table-cell>
          <table:table-cell table:style-name="ce1" office:value-type="float" office:value="7600.44" calcext:value-type="float">
            <text:p>7600.4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096-524288.csv.zst</text:p>
          </table:table-cell>
          <table:table-cell table:style-name="ce1" office:value-type="float" office:value="1288.08" calcext:value-type="float">
            <text:p>1288.08</text:p>
          </table:table-cell>
          <table:table-cell table:style-name="ce1" office:value-type="float" office:value="2576.16" calcext:value-type="float">
            <text:p>2576.1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delete-128-524288.csv.zst</text:p>
          </table:table-cell>
          <table:table-cell table:style-name="ce1" office:value-type="float" office:value="1331.6" calcext:value-type="float">
            <text:p>1331.6</text:p>
          </table:table-cell>
          <table:table-cell table:style-name="ce1" office:value-type="float" office:value="2663.21" calcext:value-type="float">
            <text:p>2663.2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get-128-524288.csv.zst</text:p>
          </table:table-cell>
          <table:table-cell table:style-name="ce1" office:value-type="float" office:value="4158.26" calcext:value-type="float">
            <text:p>4158.26</text:p>
          </table:table-cell>
          <table:table-cell table:style-name="ce1" office:value-type="float" office:value="8316.52" calcext:value-type="float">
            <text:p>8316.5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ut-128-524288.csv.zst</text:p>
          </table:table-cell>
          <table:table-cell table:style-name="ce1" office:value-type="float" office:value="1353.87" calcext:value-type="float">
            <text:p>1353.87</text:p>
          </table:table-cell>
          <table:table-cell table:style-name="ce1" office:value-type="float" office:value="2707.75" calcext:value-type="float">
            <text:p>2707.75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08-1048576.csv.zst</text:p>
          </table:table-cell>
          <table:table-cell table:number-columns-repeated="2" table:style-name="ce1" office:value-type="float" office:value="735.34" calcext:value-type="float">
            <text:p>735.3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08-1048576.csv.zst</text:p>
          </table:table-cell>
          <table:table-cell table:number-columns-repeated="2" table:style-name="ce1" office:value-type="float" office:value="1800.48" calcext:value-type="float">
            <text:p>1800.4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08-1048576.csv.zst</text:p>
          </table:table-cell>
          <table:table-cell table:number-columns-repeated="2" table:style-name="ce1" office:value-type="float" office:value="912.06" calcext:value-type="float">
            <text:p>912.0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16-1048576.csv.zst</text:p>
          </table:table-cell>
          <table:table-cell table:number-columns-repeated="2" table:style-name="ce1" office:value-type="float" office:value="1554.44" calcext:value-type="float">
            <text:p>1554.4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16-1048576.csv.zst</text:p>
          </table:table-cell>
          <table:table-cell table:number-columns-repeated="2" table:style-name="ce1" office:value-type="float" office:value="4610.79" calcext:value-type="float">
            <text:p>4610.7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16-1048576.csv.zst</text:p>
          </table:table-cell>
          <table:table-cell table:number-columns-repeated="2" table:style-name="ce1" office:value-type="float" office:value="1791.57" calcext:value-type="float">
            <text:p>1791.57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24-1048576.csv.zst</text:p>
          </table:table-cell>
          <table:table-cell table:number-columns-repeated="2" table:style-name="ce1" office:value-type="float" office:value="1938.64" calcext:value-type="float">
            <text:p>1938.6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24-1048576.csv.zst</text:p>
          </table:table-cell>
          <table:table-cell table:number-columns-repeated="2" table:style-name="ce1" office:value-type="float" office:value="5600.15" calcext:value-type="float">
            <text:p>5600.1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24-1048576.csv.zst</text:p>
          </table:table-cell>
          <table:table-cell table:number-columns-repeated="2" table:style-name="ce1" office:value-type="float" office:value="2015.06" calcext:value-type="float">
            <text:p>2015.0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48-1048576.csv.zst</text:p>
          </table:table-cell>
          <table:table-cell table:number-columns-repeated="2" table:style-name="ce1" office:value-type="float" office:value="2225.98" calcext:value-type="float">
            <text:p>2225.98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48-1048576.csv.zst</text:p>
          </table:table-cell>
          <table:table-cell table:number-columns-repeated="2" table:style-name="ce1" office:value-type="float" office:value="6325.99" calcext:value-type="float">
            <text:p>6325.9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48-1048576.csv.zst</text:p>
          </table:table-cell>
          <table:table-cell table:number-columns-repeated="2" table:style-name="ce1" office:value-type="float" office:value="2272.68" calcext:value-type="float">
            <text:p>2272.68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64-1048576.csv.zst</text:p>
          </table:table-cell>
          <table:table-cell table:number-columns-repeated="2" table:style-name="ce1" office:value-type="float" office:value="2351.15" calcext:value-type="float">
            <text:p>2351.15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64-1048576.csv.zst</text:p>
          </table:table-cell>
          <table:table-cell table:number-columns-repeated="2" table:style-name="ce1" office:value-type="float" office:value="6504.81" calcext:value-type="float">
            <text:p>6504.8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64-1048576.csv.zst</text:p>
          </table:table-cell>
          <table:table-cell table:number-columns-repeated="2" table:style-name="ce1" office:value-type="float" office:value="2319.44" calcext:value-type="float">
            <text:p>2319.44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096-1048576.csv.zst</text:p>
          </table:table-cell>
          <table:table-cell table:number-columns-repeated="2" table:style-name="ce1" office:value-type="float" office:value="2302.92" calcext:value-type="float">
            <text:p>2302.92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096-1048576.csv.zst</text:p>
          </table:table-cell>
          <table:table-cell table:number-columns-repeated="2" table:style-name="ce1" office:value-type="float" office:value="6678.91" calcext:value-type="float">
            <text:p>6678.9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096-1048576.csv.zst</text:p>
          </table:table-cell>
          <table:table-cell table:number-columns-repeated="2" table:style-name="ce1" office:value-type="float" office:value="2375.96" calcext:value-type="float">
            <text:p>2375.9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ete-128-1048576.csv.zst</text:p>
          </table:table-cell>
          <table:table-cell table:number-columns-repeated="2" table:style-name="ce1" office:value-type="float" office:value="2260.54" calcext:value-type="float">
            <text:p>2260.5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t-128-1048576.csv.zst</text:p>
          </table:table-cell>
          <table:table-cell table:number-columns-repeated="2" table:style-name="ce1" office:value-type="float" office:value="6755.12" calcext:value-type="float">
            <text:p>6755.1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-128-1048576.csv.zst</text:p>
          </table:table-cell>
          <table:table-cell table:number-columns-repeated="2" table:style-name="ce1" office:value-type="float" office:value="2367.55" calcext:value-type="float">
            <text:p>2367.55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08-4194304.csv.zst</text:p>
          </table:table-cell>
          <table:table-cell table:style-name="ce1" office:value-type="float" office:value="1577.05" calcext:value-type="float">
            <text:p>1577.05</text:p>
          </table:table-cell>
          <table:table-cell table:style-name="ce1" office:value-type="float" office:value="394.26" calcext:value-type="float">
            <text:p>394.26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08-4194304.csv.zst</text:p>
          </table:table-cell>
          <table:table-cell table:style-name="ce1" office:value-type="float" office:value="4598.5" calcext:value-type="float">
            <text:p>4598.5</text:p>
          </table:table-cell>
          <table:table-cell table:style-name="ce1" office:value-type="float" office:value="1149.63" calcext:value-type="float">
            <text:p>1149.6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08-4194304.csv.zst</text:p>
          </table:table-cell>
          <table:table-cell table:style-name="ce1" office:value-type="float" office:value="1547.39" calcext:value-type="float">
            <text:p>1547.39</text:p>
          </table:table-cell>
          <table:table-cell table:style-name="ce1" office:value-type="float" office:value="386.85" calcext:value-type="float">
            <text:p>386.85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16-4194304.csv.zst</text:p>
          </table:table-cell>
          <table:table-cell table:style-name="ce1" office:value-type="float" office:value="2986.18" calcext:value-type="float">
            <text:p>2986.18</text:p>
          </table:table-cell>
          <table:table-cell table:style-name="ce1" office:value-type="float" office:value="746.55" calcext:value-type="float">
            <text:p>746.55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16-4194304.csv.zst</text:p>
          </table:table-cell>
          <table:table-cell table:style-name="ce1" office:value-type="float" office:value="9149.57" calcext:value-type="float">
            <text:p>9149.57</text:p>
          </table:table-cell>
          <table:table-cell table:style-name="ce1" office:value-type="float" office:value="2287.39" calcext:value-type="float">
            <text:p>2287.3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16-4194304.csv.zst</text:p>
          </table:table-cell>
          <table:table-cell table:style-name="ce1" office:value-type="float" office:value="3028.94" calcext:value-type="float">
            <text:p>3028.94</text:p>
          </table:table-cell>
          <table:table-cell table:style-name="ce1" office:value-type="float" office:value="757.23" calcext:value-type="float">
            <text:p>757.23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24-4194304.csv.zst</text:p>
          </table:table-cell>
          <table:table-cell table:style-name="ce1" office:value-type="float" office:value="3647.64" calcext:value-type="float">
            <text:p>3647.64</text:p>
          </table:table-cell>
          <table:table-cell table:style-name="ce1" office:value-type="float" office:value="911.91" calcext:value-type="float">
            <text:p>911.9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24-4194304.csv.zst</text:p>
          </table:table-cell>
          <table:table-cell table:style-name="ce1" office:value-type="float" office:value="10682.24" calcext:value-type="float">
            <text:p>10682.24</text:p>
          </table:table-cell>
          <table:table-cell table:style-name="ce1" office:value-type="float" office:value="2670.56" calcext:value-type="float">
            <text:p>2670.5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24-4194304.csv.zst</text:p>
          </table:table-cell>
          <table:table-cell table:style-name="ce1" office:value-type="float" office:value="3945.24" calcext:value-type="float">
            <text:p>3945.24</text:p>
          </table:table-cell>
          <table:table-cell table:style-name="ce1" office:value-type="float" office:value="986.31" calcext:value-type="float">
            <text:p>986.31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48-4194304.csv.zst</text:p>
          </table:table-cell>
          <table:table-cell table:style-name="ce1" office:value-type="float" office:value="4950.41" calcext:value-type="float">
            <text:p>4950.41</text:p>
          </table:table-cell>
          <table:table-cell table:style-name="ce1" office:value-type="float" office:value="1237.6" calcext:value-type="float">
            <text:p>1237.6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48-4194304.csv.zst</text:p>
          </table:table-cell>
          <table:table-cell table:style-name="ce1" office:value-type="float" office:value="12428.39" calcext:value-type="float">
            <text:p>12428.39</text:p>
          </table:table-cell>
          <table:table-cell table:style-name="ce1" office:value-type="float" office:value="3107.1" calcext:value-type="float">
            <text:p>3107.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48-4194304.csv.zst</text:p>
          </table:table-cell>
          <table:table-cell table:style-name="ce1" office:value-type="float" office:value="4998.87" calcext:value-type="float">
            <text:p>4998.87</text:p>
          </table:table-cell>
          <table:table-cell table:style-name="ce1" office:value-type="float" office:value="1249.72" calcext:value-type="float">
            <text:p>1249.72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64-4194304.csv.zst</text:p>
          </table:table-cell>
          <table:table-cell table:style-name="ce1" office:value-type="float" office:value="4948.6" calcext:value-type="float">
            <text:p>4948.6</text:p>
          </table:table-cell>
          <table:table-cell table:style-name="ce1" office:value-type="float" office:value="1237.15" calcext:value-type="float">
            <text:p>1237.15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64-4194304.csv.zst</text:p>
          </table:table-cell>
          <table:table-cell table:style-name="ce1" office:value-type="float" office:value="12813.54" calcext:value-type="float">
            <text:p>12813.54</text:p>
          </table:table-cell>
          <table:table-cell table:style-name="ce1" office:value-type="float" office:value="3203.39" calcext:value-type="float">
            <text:p>3203.3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64-4194304.csv.zst</text:p>
          </table:table-cell>
          <table:table-cell table:style-name="ce1" office:value-type="float" office:value="5194.31" calcext:value-type="float">
            <text:p>5194.31</text:p>
          </table:table-cell>
          <table:table-cell table:style-name="ce1" office:value-type="float" office:value="1298.58" calcext:value-type="float">
            <text:p>1298.58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096-4194304.csv.zst</text:p>
          </table:table-cell>
          <table:table-cell table:style-name="ce1" office:value-type="float" office:value="5189.81" calcext:value-type="float">
            <text:p>5189.81</text:p>
          </table:table-cell>
          <table:table-cell table:style-name="ce1" office:value-type="float" office:value="1297.45" calcext:value-type="float">
            <text:p>1297.45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096-4194304.csv.zst</text:p>
          </table:table-cell>
          <table:table-cell table:style-name="ce1" office:value-type="float" office:value="13050.81" calcext:value-type="float">
            <text:p>13050.81</text:p>
          </table:table-cell>
          <table:table-cell table:style-name="ce1" office:value-type="float" office:value="3262.7" calcext:value-type="float">
            <text:p>3262.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096-4194304.csv.zst</text:p>
          </table:table-cell>
          <table:table-cell table:style-name="ce1" office:value-type="float" office:value="5267.84" calcext:value-type="float">
            <text:p>5267.84</text:p>
          </table:table-cell>
          <table:table-cell table:style-name="ce1" office:value-type="float" office:value="1316.96" calcext:value-type="float">
            <text:p>1316.9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-128-4194304.csv.zst</text:p>
          </table:table-cell>
          <table:table-cell table:style-name="ce1" office:value-type="float" office:value="5509.86" calcext:value-type="float">
            <text:p>5509.86</text:p>
          </table:table-cell>
          <table:table-cell table:style-name="ce1" office:value-type="float" office:value="1377.47" calcext:value-type="float">
            <text:p>1377.47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et-128-4194304.csv.zst</text:p>
          </table:table-cell>
          <table:table-cell table:style-name="ce1" office:value-type="float" office:value="13146.81" calcext:value-type="float">
            <text:p>13146.81</text:p>
          </table:table-cell>
          <table:table-cell table:style-name="ce1" office:value-type="float" office:value="3286.7" calcext:value-type="float">
            <text:p>3286.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t-128-4194304.csv.zst</text:p>
          </table:table-cell>
          <table:table-cell table:style-name="ce1" office:value-type="float" office:value="5420.71" calcext:value-type="float">
            <text:p>5420.71</text:p>
          </table:table-cell>
          <table:table-cell table:style-name="ce1" office:value-type="float" office:value="1355.18" calcext:value-type="float">
            <text:p>1355.18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08-16777216.csv.zst</text:p>
          </table:table-cell>
          <table:table-cell table:style-name="ce1" office:value-type="float" office:value="2430.75" calcext:value-type="float">
            <text:p>2430.75</text:p>
          </table:table-cell>
          <table:table-cell table:style-name="ce1" office:value-type="float" office:value="151.92" calcext:value-type="float">
            <text:p>151.92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08-16777216.csv.zst</text:p>
          </table:table-cell>
          <table:table-cell table:style-name="ce1" office:value-type="float" office:value="10807.74" calcext:value-type="float">
            <text:p>10807.74</text:p>
          </table:table-cell>
          <table:table-cell table:style-name="ce1" office:value-type="float" office:value="675.48" calcext:value-type="float">
            <text:p>675.4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08-16777216.csv.zst</text:p>
          </table:table-cell>
          <table:table-cell table:style-name="ce1" office:value-type="float" office:value="2434.54" calcext:value-type="float">
            <text:p>2434.54</text:p>
          </table:table-cell>
          <table:table-cell table:style-name="ce1" office:value-type="float" office:value="152.16" calcext:value-type="float">
            <text:p>152.1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16-16777216.csv.zst</text:p>
          </table:table-cell>
          <table:table-cell table:style-name="ce1" office:value-type="float" office:value="4352.96" calcext:value-type="float">
            <text:p>4352.96</text:p>
          </table:table-cell>
          <table:table-cell table:style-name="ce1" office:value-type="float" office:value="272.06" calcext:value-type="float">
            <text:p>272.06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16-16777216.csv.zst</text:p>
          </table:table-cell>
          <table:table-cell table:style-name="ce1" office:value-type="float" office:value="13025.47" calcext:value-type="float">
            <text:p>13025.47</text:p>
          </table:table-cell>
          <table:table-cell table:style-name="ce1" office:value-type="float" office:value="814.09" calcext:value-type="float">
            <text:p>814.0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16-16777216.csv.zst</text:p>
          </table:table-cell>
          <table:table-cell table:style-name="ce1" office:value-type="float" office:value="4350.48" calcext:value-type="float">
            <text:p>4350.48</text:p>
          </table:table-cell>
          <table:table-cell table:style-name="ce1" office:value-type="float" office:value="271.91" calcext:value-type="float">
            <text:p>271.91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24-16777216.csv.zst</text:p>
          </table:table-cell>
          <table:table-cell table:style-name="ce1" office:value-type="float" office:value="5643.88" calcext:value-type="float">
            <text:p>5643.88</text:p>
          </table:table-cell>
          <table:table-cell table:style-name="ce1" office:value-type="float" office:value="352.74" calcext:value-type="float">
            <text:p>352.7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24-16777216.csv.zst</text:p>
          </table:table-cell>
          <table:table-cell table:style-name="ce1" office:value-type="float" office:value="13278.69" calcext:value-type="float">
            <text:p>13278.69</text:p>
          </table:table-cell>
          <table:table-cell table:style-name="ce1" office:value-type="float" office:value="829.92" calcext:value-type="float">
            <text:p>829.9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24-16777216.csv.zst</text:p>
          </table:table-cell>
          <table:table-cell table:style-name="ce1" office:value-type="float" office:value="5670.75" calcext:value-type="float">
            <text:p>5670.75</text:p>
          </table:table-cell>
          <table:table-cell table:style-name="ce1" office:value-type="float" office:value="354.42" calcext:value-type="float">
            <text:p>354.42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48-16777216.csv.zst</text:p>
          </table:table-cell>
          <table:table-cell table:style-name="ce1" office:value-type="float" office:value="6928.71" calcext:value-type="float">
            <text:p>6928.71</text:p>
          </table:table-cell>
          <table:table-cell table:style-name="ce1" office:value-type="float" office:value="433.04" calcext:value-type="float">
            <text:p>433.0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48-16777216.csv.zst</text:p>
          </table:table-cell>
          <table:table-cell table:style-name="ce1" office:value-type="float" office:value="13500.43" calcext:value-type="float">
            <text:p>13500.43</text:p>
          </table:table-cell>
          <table:table-cell table:style-name="ce1" office:value-type="float" office:value="843.78" calcext:value-type="float">
            <text:p>843.7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48-16777216.csv.zst</text:p>
          </table:table-cell>
          <table:table-cell table:style-name="ce1" office:value-type="float" office:value="6936.93" calcext:value-type="float">
            <text:p>6936.93</text:p>
          </table:table-cell>
          <table:table-cell table:style-name="ce1" office:value-type="float" office:value="433.56" calcext:value-type="float">
            <text:p>433.5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64-16777216.csv.zst</text:p>
          </table:table-cell>
          <table:table-cell table:style-name="ce1" office:value-type="float" office:value="6946.33" calcext:value-type="float">
            <text:p>6946.33</text:p>
          </table:table-cell>
          <table:table-cell table:style-name="ce1" office:value-type="float" office:value="434.15" calcext:value-type="float">
            <text:p>434.15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64-16777216.csv.zst</text:p>
          </table:table-cell>
          <table:table-cell table:style-name="ce1" office:value-type="float" office:value="13472.58" calcext:value-type="float">
            <text:p>13472.58</text:p>
          </table:table-cell>
          <table:table-cell table:style-name="ce1" office:value-type="float" office:value="842.04" calcext:value-type="float">
            <text:p>842.0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64-16777216.csv.zst</text:p>
          </table:table-cell>
          <table:table-cell table:style-name="ce1" office:value-type="float" office:value="6961.04" calcext:value-type="float">
            <text:p>6961.04</text:p>
          </table:table-cell>
          <table:table-cell table:style-name="ce1" office:value-type="float" office:value="435.07" calcext:value-type="float">
            <text:p>435.07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096-16777216.csv.zst</text:p>
          </table:table-cell>
          <table:table-cell table:style-name="ce1" office:value-type="float" office:value="6939.13" calcext:value-type="float">
            <text:p>6939.13</text:p>
          </table:table-cell>
          <table:table-cell table:style-name="ce1" office:value-type="float" office:value="433.7" calcext:value-type="float">
            <text:p>433.7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096-16777216.csv.zst</text:p>
          </table:table-cell>
          <table:table-cell table:style-name="ce1" office:value-type="float" office:value="13538.61" calcext:value-type="float">
            <text:p>13538.61</text:p>
          </table:table-cell>
          <table:table-cell table:style-name="ce1" office:value-type="float" office:value="846.16" calcext:value-type="float">
            <text:p>846.1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096-16777216.csv.zst</text:p>
          </table:table-cell>
          <table:table-cell table:style-name="ce1" office:value-type="float" office:value="6952.33" calcext:value-type="float">
            <text:p>6952.33</text:p>
          </table:table-cell>
          <table:table-cell table:style-name="ce1" office:value-type="float" office:value="434.52" calcext:value-type="float">
            <text:p>434.52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lete-128-16777216.csv.zst</text:p>
          </table:table-cell>
          <table:table-cell table:style-name="ce1" office:value-type="float" office:value="6941.28" calcext:value-type="float">
            <text:p>6941.28</text:p>
          </table:table-cell>
          <table:table-cell table:style-name="ce1" office:value-type="float" office:value="433.83" calcext:value-type="float">
            <text:p>433.83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et-128-16777216.csv.zst</text:p>
          </table:table-cell>
          <table:table-cell table:style-name="ce1" office:value-type="float" office:value="13540.83" calcext:value-type="float">
            <text:p>13540.83</text:p>
          </table:table-cell>
          <table:table-cell table:style-name="ce1" office:value-type="float" office:value="846.3" calcext:value-type="float">
            <text:p>846.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ut-128-16777216.csv.zst</text:p>
          </table:table-cell>
          <table:table-cell table:style-name="ce1" office:value-type="float" office:value="6947.96" calcext:value-type="float">
            <text:p>6947.96</text:p>
          </table:table-cell>
          <table:table-cell table:style-name="ce1" office:value-type="float" office:value="434.25" calcext:value-type="float">
            <text:p>434.25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08-67108864.csv.zst</text:p>
          </table:table-cell>
          <table:table-cell table:style-name="ce1" office:value-type="float" office:value="2984.47" calcext:value-type="float">
            <text:p>2984.47</text:p>
          </table:table-cell>
          <table:table-cell table:style-name="ce1" office:value-type="float" office:value="46.63" calcext:value-type="float">
            <text:p>46.63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08-67108864.csv.zst</text:p>
          </table:table-cell>
          <table:table-cell table:style-name="ce1" office:value-type="float" office:value="13056.01" calcext:value-type="float">
            <text:p>13056.01</text:p>
          </table:table-cell>
          <table:table-cell table:style-name="ce1" office:value-type="float" office:value="204" calcext:value-type="float">
            <text:p>20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08-67108864.csv.zst</text:p>
          </table:table-cell>
          <table:table-cell table:style-name="ce1" office:value-type="float" office:value="3014.55" calcext:value-type="float">
            <text:p>3014.55</text:p>
          </table:table-cell>
          <table:table-cell table:style-name="ce1" office:value-type="float" office:value="47.1" calcext:value-type="float">
            <text:p>47.1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16-67108864.csv.zst</text:p>
          </table:table-cell>
          <table:table-cell table:style-name="ce1" office:value-type="float" office:value="5275.28" calcext:value-type="float">
            <text:p>5275.28</text:p>
          </table:table-cell>
          <table:table-cell table:style-name="ce1" office:value-type="float" office:value="82.43" calcext:value-type="float">
            <text:p>82.43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16-67108864.csv.zst</text:p>
          </table:table-cell>
          <table:table-cell table:style-name="ce1" office:value-type="float" office:value="13504.96" calcext:value-type="float">
            <text:p>13504.96</text:p>
          </table:table-cell>
          <table:table-cell table:style-name="ce1" office:value-type="float" office:value="211.01" calcext:value-type="float">
            <text:p>211.0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16-67108864.csv.zst</text:p>
          </table:table-cell>
          <table:table-cell table:style-name="ce1" office:value-type="float" office:value="5283.24" calcext:value-type="float">
            <text:p>5283.24</text:p>
          </table:table-cell>
          <table:table-cell table:style-name="ce1" office:value-type="float" office:value="82.55" calcext:value-type="float">
            <text:p>82.55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24-67108864.csv.zst</text:p>
          </table:table-cell>
          <table:table-cell table:style-name="ce1" office:value-type="float" office:value="6644.61" calcext:value-type="float">
            <text:p>6644.61</text:p>
          </table:table-cell>
          <table:table-cell table:style-name="ce1" office:value-type="float" office:value="103.82" calcext:value-type="float">
            <text:p>103.82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24-67108864.csv.zst</text:p>
          </table:table-cell>
          <table:table-cell table:style-name="ce1" office:value-type="float" office:value="13622.23" calcext:value-type="float">
            <text:p>13622.23</text:p>
          </table:table-cell>
          <table:table-cell table:style-name="ce1" office:value-type="float" office:value="212.85" calcext:value-type="float">
            <text:p>212.8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24-67108864.csv.zst</text:p>
          </table:table-cell>
          <table:table-cell table:style-name="ce1" office:value-type="float" office:value="6644.97" calcext:value-type="float">
            <text:p>6644.97</text:p>
          </table:table-cell>
          <table:table-cell table:style-name="ce1" office:value-type="float" office:value="103.83" calcext:value-type="float">
            <text:p>103.83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48-67108864.csv.zst</text:p>
          </table:table-cell>
          <table:table-cell table:style-name="ce1" office:value-type="float" office:value="7482" calcext:value-type="float">
            <text:p>7482</text:p>
          </table:table-cell>
          <table:table-cell table:style-name="ce1" office:value-type="float" office:value="116.91" calcext:value-type="float">
            <text:p>116.9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48-67108864.csv.zst</text:p>
          </table:table-cell>
          <table:table-cell table:style-name="ce1" office:value-type="float" office:value="13718.01" calcext:value-type="float">
            <text:p>13718.01</text:p>
          </table:table-cell>
          <table:table-cell table:style-name="ce1" office:value-type="float" office:value="214.34" calcext:value-type="float">
            <text:p>214.3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48-67108864.csv.zst</text:p>
          </table:table-cell>
          <table:table-cell table:style-name="ce1" office:value-type="float" office:value="7486.19" calcext:value-type="float">
            <text:p>7486.19</text:p>
          </table:table-cell>
          <table:table-cell table:style-name="ce1" office:value-type="float" office:value="116.97" calcext:value-type="float">
            <text:p>116.97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64-67108864.csv.zst</text:p>
          </table:table-cell>
          <table:table-cell table:style-name="ce1" office:value-type="float" office:value="7471.78" calcext:value-type="float">
            <text:p>7471.78</text:p>
          </table:table-cell>
          <table:table-cell table:style-name="ce1" office:value-type="float" office:value="116.75" calcext:value-type="float">
            <text:p>116.75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64-67108864.csv.zst</text:p>
          </table:table-cell>
          <table:table-cell table:style-name="ce1" office:value-type="float" office:value="13813.7" calcext:value-type="float">
            <text:p>13813.7</text:p>
          </table:table-cell>
          <table:table-cell table:style-name="ce1" office:value-type="float" office:value="215.84" calcext:value-type="float">
            <text:p>215.8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64-67108864.csv.zst</text:p>
          </table:table-cell>
          <table:table-cell table:style-name="ce1" office:value-type="float" office:value="7476.07" calcext:value-type="float">
            <text:p>7476.07</text:p>
          </table:table-cell>
          <table:table-cell table:style-name="ce1" office:value-type="float" office:value="116.81" calcext:value-type="float">
            <text:p>116.81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096-67108864.csv.zst</text:p>
          </table:table-cell>
          <table:table-cell table:style-name="ce1" office:value-type="float" office:value="7458.84" calcext:value-type="float">
            <text:p>7458.84</text:p>
          </table:table-cell>
          <table:table-cell table:style-name="ce1" office:value-type="float" office:value="116.54" calcext:value-type="float">
            <text:p>116.5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096-67108864.csv.zst</text:p>
          </table:table-cell>
          <table:table-cell table:style-name="ce1" office:value-type="float" office:value="13736.97" calcext:value-type="float">
            <text:p>13736.97</text:p>
          </table:table-cell>
          <table:table-cell table:style-name="ce1" office:value-type="float" office:value="214.64" calcext:value-type="float">
            <text:p>214.6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096-67108864.csv.zst</text:p>
          </table:table-cell>
          <table:table-cell table:style-name="ce1" office:value-type="float" office:value="7462.7" calcext:value-type="float">
            <text:p>7462.7</text:p>
          </table:table-cell>
          <table:table-cell table:style-name="ce1" office:value-type="float" office:value="116.6" calcext:value-type="float">
            <text:p>116.6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elete-128-67108864.csv.zst</text:p>
          </table:table-cell>
          <table:table-cell table:style-name="ce1" office:value-type="float" office:value="7461.99" calcext:value-type="float">
            <text:p>7461.99</text:p>
          </table:table-cell>
          <table:table-cell table:style-name="ce1" office:value-type="float" office:value="116.59" calcext:value-type="float">
            <text:p>116.59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et-128-67108864.csv.zst</text:p>
          </table:table-cell>
          <table:table-cell table:style-name="ce1" office:value-type="float" office:value="13601.4" calcext:value-type="float">
            <text:p>13601.4</text:p>
          </table:table-cell>
          <table:table-cell table:style-name="ce1" office:value-type="float" office:value="212.52" calcext:value-type="float">
            <text:p>212.5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ut-128-67108864.csv.zst</text:p>
          </table:table-cell>
          <table:table-cell table:style-name="ce1" office:value-type="float" office:value="7463.86" calcext:value-type="float">
            <text:p>7463.86</text:p>
          </table:table-cell>
          <table:table-cell table:style-name="ce1" office:value-type="float" office:value="116.62" calcext:value-type="float">
            <text:p>116.62</text:p>
          </table:table-cell>
          <table:table-cell table:number-columns-repeated="99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s" table:style-name="ta4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DEL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Sum - Obj/Sec</text:p>
          </table:table-cell>
          <table:table-cell table:style-name="ce7" office:value-type="string" calcext:value-type="string">
            <text:p>Total Treads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3">
          <table:table-cell table:style-name="ce3" office:value-type="string" calcext:value-type="string">
            <text:p>ObjSize (MB)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84" calcext:value-type="float">
            <text:p>384</text:p>
          </table:table-cell>
          <table:table-cell table:style-name="ce17" office:value-type="float" office:value="512" calcext:value-type="float">
            <text:p>512</text:p>
          </table:table-cell>
          <table:table-cell table:number-columns-repeated="1016"/>
        </table:table-row>
        <table:table-row table:style-name="ro3">
          <table:table-cell table:style-name="ce4" office:value-type="float" office:value="0.125" calcext:value-type="float">
            <text:p>0.125</text:p>
          </table:table-cell>
          <table:table-cell table:style-name="ce9" office:value-type="float" office:value="1114.08" calcext:value-type="float">
            <text:p>1114.08</text:p>
          </table:table-cell>
          <table:table-cell table:style-name="ce14" office:value-type="float" office:value="2226.61" calcext:value-type="float">
            <text:p>2226.61</text:p>
          </table:table-cell>
          <table:table-cell table:style-name="ce14" office:value-type="float" office:value="2341.73" calcext:value-type="float">
            <text:p>2341.73</text:p>
          </table:table-cell>
          <table:table-cell table:style-name="ce14" office:value-type="float" office:value="2642.61" calcext:value-type="float">
            <text:p>2642.61</text:p>
          </table:table-cell>
          <table:table-cell table:style-name="ce14" office:value-type="float" office:value="2988.33" calcext:value-type="float">
            <text:p>2988.33</text:p>
          </table:table-cell>
          <table:table-cell table:style-name="ce14" office:value-type="float" office:value="3005.68" calcext:value-type="float">
            <text:p>3005.68</text:p>
          </table:table-cell>
          <table:table-cell table:style-name="ce18" office:value-type="float" office:value="3044.87" calcext:value-type="float">
            <text:p>3044.87</text:p>
          </table:table-cell>
          <table:table-cell table:number-columns-repeated="1016"/>
        </table:table-row>
        <table:table-row table:style-name="ro3"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933.29" calcext:value-type="float">
            <text:p>933.29</text:p>
          </table:table-cell>
          <table:table-cell table:style-name="Pivot_20_Table_20_Value" office:value-type="float" office:value="1857.5" calcext:value-type="float">
            <text:p>1857.5</text:p>
          </table:table-cell>
          <table:table-cell table:style-name="Pivot_20_Table_20_Value" office:value-type="float" office:value="2423.95" calcext:value-type="float">
            <text:p>2423.95</text:p>
          </table:table-cell>
          <table:table-cell table:style-name="Pivot_20_Table_20_Value" office:value-type="float" office:value="2466.4" calcext:value-type="float">
            <text:p>2466.4</text:p>
          </table:table-cell>
          <table:table-cell table:style-name="Pivot_20_Table_20_Value" office:value-type="float" office:value="2529.71" calcext:value-type="float">
            <text:p>2529.71</text:p>
          </table:table-cell>
          <table:table-cell table:style-name="Pivot_20_Table_20_Value" office:value-type="float" office:value="2584.68" calcext:value-type="float">
            <text:p>2584.68</text:p>
          </table:table-cell>
          <table:table-cell table:style-name="ce19" office:value-type="float" office:value="2663.21" calcext:value-type="float">
            <text:p>2663.21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735.34" calcext:value-type="float">
            <text:p>735.34</text:p>
          </table:table-cell>
          <table:table-cell table:style-name="Pivot_20_Table_20_Value" office:value-type="float" office:value="1554.44" calcext:value-type="float">
            <text:p>1554.44</text:p>
          </table:table-cell>
          <table:table-cell table:style-name="Pivot_20_Table_20_Value" office:value-type="float" office:value="1938.64" calcext:value-type="float">
            <text:p>1938.64</text:p>
          </table:table-cell>
          <table:table-cell table:style-name="Pivot_20_Table_20_Value" office:value-type="float" office:value="2225.98" calcext:value-type="float">
            <text:p>2225.98</text:p>
          </table:table-cell>
          <table:table-cell table:style-name="Pivot_20_Table_20_Value" office:value-type="float" office:value="2351.15" calcext:value-type="float">
            <text:p>2351.15</text:p>
          </table:table-cell>
          <table:table-cell table:style-name="Pivot_20_Table_20_Value" office:value-type="float" office:value="2302.92" calcext:value-type="float">
            <text:p>2302.92</text:p>
          </table:table-cell>
          <table:table-cell table:style-name="ce19" office:value-type="float" office:value="2260.54" calcext:value-type="float">
            <text:p>2260.54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 office:value-type="float" office:value="394.26" calcext:value-type="float">
            <text:p>394.26</text:p>
          </table:table-cell>
          <table:table-cell table:style-name="Pivot_20_Table_20_Value" office:value-type="float" office:value="746.55" calcext:value-type="float">
            <text:p>746.55</text:p>
          </table:table-cell>
          <table:table-cell table:style-name="Pivot_20_Table_20_Value" office:value-type="float" office:value="911.91" calcext:value-type="float">
            <text:p>911.91</text:p>
          </table:table-cell>
          <table:table-cell table:style-name="Pivot_20_Table_20_Value" office:value-type="float" office:value="1237.6" calcext:value-type="float">
            <text:p>1237.6</text:p>
          </table:table-cell>
          <table:table-cell table:style-name="Pivot_20_Table_20_Value" office:value-type="float" office:value="1237.15" calcext:value-type="float">
            <text:p>1237.15</text:p>
          </table:table-cell>
          <table:table-cell table:style-name="Pivot_20_Table_20_Value" office:value-type="float" office:value="1297.45" calcext:value-type="float">
            <text:p>1297.45</text:p>
          </table:table-cell>
          <table:table-cell table:style-name="ce19" office:value-type="float" office:value="1377.47" calcext:value-type="float">
            <text:p>1377.47</text:p>
          </table:table-cell>
          <table:table-cell table:number-columns-repeated="1016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 office:value-type="float" office:value="151.92" calcext:value-type="float">
            <text:p>151.92</text:p>
          </table:table-cell>
          <table:table-cell table:style-name="Pivot_20_Table_20_Value" office:value-type="float" office:value="272.06" calcext:value-type="float">
            <text:p>272.06</text:p>
          </table:table-cell>
          <table:table-cell table:style-name="Pivot_20_Table_20_Value" office:value-type="float" office:value="352.74" calcext:value-type="float">
            <text:p>352.74</text:p>
          </table:table-cell>
          <table:table-cell table:style-name="Pivot_20_Table_20_Value" office:value-type="float" office:value="433.04" calcext:value-type="float">
            <text:p>433.04</text:p>
          </table:table-cell>
          <table:table-cell table:style-name="Pivot_20_Table_20_Value" office:value-type="float" office:value="434.15" calcext:value-type="float">
            <text:p>434.15</text:p>
          </table:table-cell>
          <table:table-cell table:style-name="Pivot_20_Table_20_Value" office:value-type="float" office:value="433.7" calcext:value-type="float">
            <text:p>433.7</text:p>
          </table:table-cell>
          <table:table-cell table:style-name="ce19" office:value-type="float" office:value="433.83" calcext:value-type="float">
            <text:p>433.83</text:p>
          </table:table-cell>
          <table:table-cell table:number-columns-repeated="1016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table:style-name="ce11" office:value-type="float" office:value="46.63" calcext:value-type="float">
            <text:p>46.63</text:p>
          </table:table-cell>
          <table:table-cell table:style-name="ce15" office:value-type="float" office:value="82.43" calcext:value-type="float">
            <text:p>82.43</text:p>
          </table:table-cell>
          <table:table-cell table:style-name="ce15" office:value-type="float" office:value="103.82" calcext:value-type="float">
            <text:p>103.82</text:p>
          </table:table-cell>
          <table:table-cell table:style-name="ce15" office:value-type="float" office:value="116.91" calcext:value-type="float">
            <text:p>116.91</text:p>
          </table:table-cell>
          <table:table-cell table:style-name="ce15" office:value-type="float" office:value="116.75" calcext:value-type="float">
            <text:p>116.75</text:p>
          </table:table-cell>
          <table:table-cell table:style-name="ce15" office:value-type="float" office:value="116.54" calcext:value-type="float">
            <text:p>116.54</text:p>
          </table:table-cell>
          <table:table-cell table:style-name="ce20" office:value-type="float" office:value="116.59" calcext:value-type="float">
            <text:p>116.5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Sum - MiB/Sec</text:p>
          </table:table-cell>
          <table:table-cell table:style-name="ce7" office:value-type="string" calcext:value-type="string">
            <text:p>Total Treads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3">
          <table:table-cell table:style-name="ce3" office:value-type="string" calcext:value-type="string">
            <text:p>ObjSize (MB)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84" calcext:value-type="float">
            <text:p>384</text:p>
          </table:table-cell>
          <table:table-cell table:style-name="ce17" office:value-type="float" office:value="512" calcext:value-type="float">
            <text:p>512</text:p>
          </table:table-cell>
          <table:table-cell table:number-columns-repeated="1016"/>
        </table:table-row>
        <table:table-row table:style-name="ro3">
          <table:table-cell table:style-name="ce4" office:value-type="float" office:value="0.125" calcext:value-type="float">
            <text:p>0.125</text:p>
          </table:table-cell>
          <table:table-cell table:style-name="ce9" office:value-type="float" office:value="288.39" calcext:value-type="float">
            <text:p>288.39</text:p>
          </table:table-cell>
          <table:table-cell table:style-name="ce14" office:value-type="float" office:value="790.53" calcext:value-type="float">
            <text:p>790.53</text:p>
          </table:table-cell>
          <table:table-cell table:style-name="ce14" office:value-type="float" office:value="886.98" calcext:value-type="float">
            <text:p>886.98</text:p>
          </table:table-cell>
          <table:table-cell table:style-name="ce14" office:value-type="float" office:value="1030.3" calcext:value-type="float">
            <text:p>1030.3</text:p>
          </table:table-cell>
          <table:table-cell table:style-name="ce14" office:value-type="float" office:value="1062.2" calcext:value-type="float">
            <text:p>1062.2</text:p>
          </table:table-cell>
          <table:table-cell table:style-name="ce14" office:value-type="float" office:value="1090.08" calcext:value-type="float">
            <text:p>1090.08</text:p>
          </table:table-cell>
          <table:table-cell table:style-name="ce18" office:value-type="float" office:value="1107.06" calcext:value-type="float">
            <text:p>1107.06</text:p>
          </table:table-cell>
          <table:table-cell table:number-columns-repeated="1016"/>
        </table:table-row>
        <table:table-row table:style-name="ro3"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1027.79" calcext:value-type="float">
            <text:p>1027.79</text:p>
          </table:table-cell>
          <table:table-cell table:style-name="Pivot_20_Table_20_Value" office:value-type="float" office:value="2960.04" calcext:value-type="float">
            <text:p>2960.04</text:p>
          </table:table-cell>
          <table:table-cell table:style-name="Pivot_20_Table_20_Value" office:value-type="float" office:value="3330.73" calcext:value-type="float">
            <text:p>3330.73</text:p>
          </table:table-cell>
          <table:table-cell table:style-name="Pivot_20_Table_20_Value" office:value-type="float" office:value="3797.19" calcext:value-type="float">
            <text:p>3797.19</text:p>
          </table:table-cell>
          <table:table-cell table:style-name="Pivot_20_Table_20_Value" office:value-type="float" office:value="3632.92" calcext:value-type="float">
            <text:p>3632.92</text:p>
          </table:table-cell>
          <table:table-cell table:style-name="Pivot_20_Table_20_Value" office:value-type="float" office:value="3800.22" calcext:value-type="float">
            <text:p>3800.22</text:p>
          </table:table-cell>
          <table:table-cell table:style-name="ce19" office:value-type="float" office:value="4158.26" calcext:value-type="float">
            <text:p>4158.26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1800.48" calcext:value-type="float">
            <text:p>1800.48</text:p>
          </table:table-cell>
          <table:table-cell table:style-name="Pivot_20_Table_20_Value" office:value-type="float" office:value="4610.79" calcext:value-type="float">
            <text:p>4610.79</text:p>
          </table:table-cell>
          <table:table-cell table:style-name="Pivot_20_Table_20_Value" office:value-type="float" office:value="5600.15" calcext:value-type="float">
            <text:p>5600.15</text:p>
          </table:table-cell>
          <table:table-cell table:style-name="Pivot_20_Table_20_Value" office:value-type="float" office:value="6325.99" calcext:value-type="float">
            <text:p>6325.99</text:p>
          </table:table-cell>
          <table:table-cell table:style-name="Pivot_20_Table_20_Value" office:value-type="float" office:value="6504.81" calcext:value-type="float">
            <text:p>6504.81</text:p>
          </table:table-cell>
          <table:table-cell table:style-name="Pivot_20_Table_20_Value" office:value-type="float" office:value="6678.91" calcext:value-type="float">
            <text:p>6678.91</text:p>
          </table:table-cell>
          <table:table-cell table:style-name="ce19" office:value-type="float" office:value="6755.12" calcext:value-type="float">
            <text:p>6755.12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 office:value-type="float" office:value="4598.5" calcext:value-type="float">
            <text:p>4598.5</text:p>
          </table:table-cell>
          <table:table-cell table:style-name="Pivot_20_Table_20_Value" office:value-type="float" office:value="9149.57" calcext:value-type="float">
            <text:p>9149.57</text:p>
          </table:table-cell>
          <table:table-cell table:style-name="Pivot_20_Table_20_Value" office:value-type="float" office:value="10682.24" calcext:value-type="float">
            <text:p>10682.24</text:p>
          </table:table-cell>
          <table:table-cell table:style-name="Pivot_20_Table_20_Value" office:value-type="float" office:value="12428.39" calcext:value-type="float">
            <text:p>12428.39</text:p>
          </table:table-cell>
          <table:table-cell table:style-name="Pivot_20_Table_20_Value" office:value-type="float" office:value="12813.54" calcext:value-type="float">
            <text:p>12813.54</text:p>
          </table:table-cell>
          <table:table-cell table:style-name="Pivot_20_Table_20_Value" office:value-type="float" office:value="13050.81" calcext:value-type="float">
            <text:p>13050.81</text:p>
          </table:table-cell>
          <table:table-cell table:style-name="ce19" office:value-type="float" office:value="13146.81" calcext:value-type="float">
            <text:p>13146.81</text:p>
          </table:table-cell>
          <table:table-cell table:number-columns-repeated="1016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 office:value-type="float" office:value="10807.74" calcext:value-type="float">
            <text:p>10807.74</text:p>
          </table:table-cell>
          <table:table-cell table:style-name="Pivot_20_Table_20_Value" office:value-type="float" office:value="13025.47" calcext:value-type="float">
            <text:p>13025.47</text:p>
          </table:table-cell>
          <table:table-cell table:style-name="Pivot_20_Table_20_Value" office:value-type="float" office:value="13278.69" calcext:value-type="float">
            <text:p>13278.69</text:p>
          </table:table-cell>
          <table:table-cell table:style-name="Pivot_20_Table_20_Value" office:value-type="float" office:value="13500.43" calcext:value-type="float">
            <text:p>13500.43</text:p>
          </table:table-cell>
          <table:table-cell table:style-name="Pivot_20_Table_20_Value" office:value-type="float" office:value="13472.58" calcext:value-type="float">
            <text:p>13472.58</text:p>
          </table:table-cell>
          <table:table-cell table:style-name="Pivot_20_Table_20_Value" office:value-type="float" office:value="13538.61" calcext:value-type="float">
            <text:p>13538.61</text:p>
          </table:table-cell>
          <table:table-cell table:style-name="ce19" office:value-type="float" office:value="13540.83" calcext:value-type="float">
            <text:p>13540.83</text:p>
          </table:table-cell>
          <table:table-cell table:number-columns-repeated="1016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table:style-name="ce11" office:value-type="float" office:value="13056.01" calcext:value-type="float">
            <text:p>13056.01</text:p>
          </table:table-cell>
          <table:table-cell table:style-name="ce15" office:value-type="float" office:value="13504.96" calcext:value-type="float">
            <text:p>13504.96</text:p>
          </table:table-cell>
          <table:table-cell table:style-name="ce15" office:value-type="float" office:value="13622.23" calcext:value-type="float">
            <text:p>13622.23</text:p>
          </table:table-cell>
          <table:table-cell table:style-name="ce15" office:value-type="float" office:value="13718.01" calcext:value-type="float">
            <text:p>13718.01</text:p>
          </table:table-cell>
          <table:table-cell table:style-name="ce15" office:value-type="float" office:value="13813.7" calcext:value-type="float">
            <text:p>13813.7</text:p>
          </table:table-cell>
          <table:table-cell table:style-name="ce15" office:value-type="float" office:value="13736.97" calcext:value-type="float">
            <text:p>13736.97</text:p>
          </table:table-cell>
          <table:table-cell table:style-name="ce20" office:value-type="float" office:value="13601.4" calcext:value-type="float">
            <text:p>13601.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Sum - MiB/Sec</text:p>
          </table:table-cell>
          <table:table-cell table:style-name="ce7" office:value-type="string" calcext:value-type="string">
            <text:p>Total Treads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3">
          <table:table-cell table:style-name="ce3" office:value-type="string" calcext:value-type="string">
            <text:p>ObjSize (MB)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84" calcext:value-type="float">
            <text:p>384</text:p>
          </table:table-cell>
          <table:table-cell table:style-name="ce17" office:value-type="float" office:value="512" calcext:value-type="float">
            <text:p>512</text:p>
          </table:table-cell>
          <table:table-cell table:number-columns-repeated="1016"/>
        </table:table-row>
        <table:table-row table:style-name="ro3">
          <table:table-cell table:style-name="ce4" office:value-type="float" office:value="0.125" calcext:value-type="float">
            <text:p>0.125</text:p>
          </table:table-cell>
          <table:table-cell table:style-name="ce9" office:value-type="float" office:value="213.19" calcext:value-type="float">
            <text:p>213.19</text:p>
          </table:table-cell>
          <table:table-cell table:style-name="ce14" office:value-type="float" office:value="313.02" calcext:value-type="float">
            <text:p>313.02</text:p>
          </table:table-cell>
          <table:table-cell table:style-name="ce14" office:value-type="float" office:value="314.88" calcext:value-type="float">
            <text:p>314.88</text:p>
          </table:table-cell>
          <table:table-cell table:style-name="ce14" office:value-type="float" office:value="353.4" calcext:value-type="float">
            <text:p>353.4</text:p>
          </table:table-cell>
          <table:table-cell table:style-name="ce14" office:value-type="float" office:value="359.74" calcext:value-type="float">
            <text:p>359.74</text:p>
          </table:table-cell>
          <table:table-cell table:style-name="ce14" office:value-type="float" office:value="385.13" calcext:value-type="float">
            <text:p>385.13</text:p>
          </table:table-cell>
          <table:table-cell table:style-name="ce18" office:value-type="float" office:value="386.42" calcext:value-type="float">
            <text:p>386.42</text:p>
          </table:table-cell>
          <table:table-cell table:number-columns-repeated="1016"/>
        </table:table-row>
        <table:table-row table:style-name="ro3"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609.96" calcext:value-type="float">
            <text:p>609.96</text:p>
          </table:table-cell>
          <table:table-cell table:style-name="Pivot_20_Table_20_Value" office:value-type="float" office:value="1048.37" calcext:value-type="float">
            <text:p>1048.37</text:p>
          </table:table-cell>
          <table:table-cell table:style-name="Pivot_20_Table_20_Value" office:value-type="float" office:value="1195.73" calcext:value-type="float">
            <text:p>1195.73</text:p>
          </table:table-cell>
          <table:table-cell table:style-name="Pivot_20_Table_20_Value" office:value-type="float" office:value="1336.1" calcext:value-type="float">
            <text:p>1336.1</text:p>
          </table:table-cell>
          <table:table-cell table:style-name="Pivot_20_Table_20_Value" office:value-type="float" office:value="1321.76" calcext:value-type="float">
            <text:p>1321.76</text:p>
          </table:table-cell>
          <table:table-cell table:style-name="Pivot_20_Table_20_Value" office:value-type="float" office:value="1288.08" calcext:value-type="float">
            <text:p>1288.08</text:p>
          </table:table-cell>
          <table:table-cell table:style-name="ce19" office:value-type="float" office:value="1353.87" calcext:value-type="float">
            <text:p>1353.87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912.06" calcext:value-type="float">
            <text:p>912.06</text:p>
          </table:table-cell>
          <table:table-cell table:style-name="Pivot_20_Table_20_Value" office:value-type="float" office:value="1791.57" calcext:value-type="float">
            <text:p>1791.57</text:p>
          </table:table-cell>
          <table:table-cell table:style-name="Pivot_20_Table_20_Value" office:value-type="float" office:value="2015.06" calcext:value-type="float">
            <text:p>2015.06</text:p>
          </table:table-cell>
          <table:table-cell table:style-name="Pivot_20_Table_20_Value" office:value-type="float" office:value="2272.68" calcext:value-type="float">
            <text:p>2272.68</text:p>
          </table:table-cell>
          <table:table-cell table:style-name="Pivot_20_Table_20_Value" office:value-type="float" office:value="2319.44" calcext:value-type="float">
            <text:p>2319.44</text:p>
          </table:table-cell>
          <table:table-cell table:style-name="Pivot_20_Table_20_Value" office:value-type="float" office:value="2375.96" calcext:value-type="float">
            <text:p>2375.96</text:p>
          </table:table-cell>
          <table:table-cell table:style-name="ce19" office:value-type="float" office:value="2367.55" calcext:value-type="float">
            <text:p>2367.55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 office:value-type="float" office:value="1547.39" calcext:value-type="float">
            <text:p>1547.39</text:p>
          </table:table-cell>
          <table:table-cell table:style-name="Pivot_20_Table_20_Value" office:value-type="float" office:value="3028.94" calcext:value-type="float">
            <text:p>3028.94</text:p>
          </table:table-cell>
          <table:table-cell table:style-name="Pivot_20_Table_20_Value" office:value-type="float" office:value="3945.24" calcext:value-type="float">
            <text:p>3945.24</text:p>
          </table:table-cell>
          <table:table-cell table:style-name="Pivot_20_Table_20_Value" office:value-type="float" office:value="4998.87" calcext:value-type="float">
            <text:p>4998.87</text:p>
          </table:table-cell>
          <table:table-cell table:style-name="Pivot_20_Table_20_Value" office:value-type="float" office:value="5194.31" calcext:value-type="float">
            <text:p>5194.31</text:p>
          </table:table-cell>
          <table:table-cell table:style-name="Pivot_20_Table_20_Value" office:value-type="float" office:value="5267.84" calcext:value-type="float">
            <text:p>5267.84</text:p>
          </table:table-cell>
          <table:table-cell table:style-name="ce19" office:value-type="float" office:value="5420.71" calcext:value-type="float">
            <text:p>5420.71</text:p>
          </table:table-cell>
          <table:table-cell table:number-columns-repeated="1016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 office:value-type="float" office:value="2434.54" calcext:value-type="float">
            <text:p>2434.54</text:p>
          </table:table-cell>
          <table:table-cell table:style-name="Pivot_20_Table_20_Value" office:value-type="float" office:value="4350.48" calcext:value-type="float">
            <text:p>4350.48</text:p>
          </table:table-cell>
          <table:table-cell table:style-name="Pivot_20_Table_20_Value" office:value-type="float" office:value="5670.75" calcext:value-type="float">
            <text:p>5670.75</text:p>
          </table:table-cell>
          <table:table-cell table:style-name="Pivot_20_Table_20_Value" office:value-type="float" office:value="6936.93" calcext:value-type="float">
            <text:p>6936.93</text:p>
          </table:table-cell>
          <table:table-cell table:style-name="Pivot_20_Table_20_Value" office:value-type="float" office:value="6961.04" calcext:value-type="float">
            <text:p>6961.04</text:p>
          </table:table-cell>
          <table:table-cell table:style-name="Pivot_20_Table_20_Value" office:value-type="float" office:value="6952.33" calcext:value-type="float">
            <text:p>6952.33</text:p>
          </table:table-cell>
          <table:table-cell table:style-name="ce19" office:value-type="float" office:value="6947.96" calcext:value-type="float">
            <text:p>6947.96</text:p>
          </table:table-cell>
          <table:table-cell table:number-columns-repeated="1016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table:style-name="ce11" office:value-type="float" office:value="3014.55" calcext:value-type="float">
            <text:p>3014.55</text:p>
          </table:table-cell>
          <table:table-cell table:style-name="ce15" office:value-type="float" office:value="5283.24" calcext:value-type="float">
            <text:p>5283.24</text:p>
          </table:table-cell>
          <table:table-cell table:style-name="ce15" office:value-type="float" office:value="6644.97" calcext:value-type="float">
            <text:p>6644.97</text:p>
          </table:table-cell>
          <table:table-cell table:style-name="ce15" office:value-type="float" office:value="7486.19" calcext:value-type="float">
            <text:p>7486.19</text:p>
          </table:table-cell>
          <table:table-cell table:style-name="ce15" office:value-type="float" office:value="7476.07" calcext:value-type="float">
            <text:p>7476.07</text:p>
          </table:table-cell>
          <table:table-cell table:style-name="ce15" office:value-type="float" office:value="7462.7" calcext:value-type="float">
            <text:p>7462.7</text:p>
          </table:table-cell>
          <table:table-cell table:style-name="ce20" office:value-type="float" office:value="7463.86" calcext:value-type="float">
            <text:p>7463.86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Pivot Tables" table:application-data="" table:target-range-address="'Pivot Tables'.A2:'Pivot Tables'.H9" table:buttons="'Pivot Tables'.A3 'Pivot Tables'.B2" table:grand-total="none" table:show-filter-button="false">
          <table:source-cell-range table:cell-range-address="'Data By Operation'.A3:'Data By Operation'.H4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let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 Thread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st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lete-008-131072.csv.zst" table:display="true" table:show-details="true"/>
                <table:data-pilot-member table:name="delete-016-131072.csv.zst" table:display="true" table:show-details="true"/>
                <table:data-pilot-member table:name="delete-024-131072.csv.zst" table:display="true" table:show-details="true"/>
                <table:data-pilot-member table:name="delete-048-131072.csv.zst" table:display="true" table:show-details="true"/>
                <table:data-pilot-member table:name="delete-064-131072.csv.zst" table:display="true" table:show-details="true"/>
                <table:data-pilot-member table:name="delete-096-131072.csv.zst" table:display="true" table:show-details="true"/>
                <table:data-pilot-member table:name="delete-128-131072.csv.zst" table:display="true" table:show-details="true"/>
                <table:data-pilot-member table:name="delete-008-524288.csv.zst" table:display="true" table:show-details="true"/>
                <table:data-pilot-member table:name="delete-016-524288.csv.zst" table:display="true" table:show-details="true"/>
                <table:data-pilot-member table:name="delete-024-524288.csv.zst" table:display="true" table:show-details="true"/>
                <table:data-pilot-member table:name="delete-048-524288.csv.zst" table:display="true" table:show-details="true"/>
                <table:data-pilot-member table:name="delete-064-524288.csv.zst" table:display="true" table:show-details="true"/>
                <table:data-pilot-member table:name="delete-096-524288.csv.zst" table:display="true" table:show-details="true"/>
                <table:data-pilot-member table:name="delete-128-524288.csv.zst" table:display="true" table:show-details="true"/>
                <table:data-pilot-member table:name="delete-008-1048576.csv.zst" table:display="true" table:show-details="true"/>
                <table:data-pilot-member table:name="delete-016-1048576.csv.zst" table:display="true" table:show-details="true"/>
                <table:data-pilot-member table:name="delete-024-1048576.csv.zst" table:display="true" table:show-details="true"/>
                <table:data-pilot-member table:name="delete-048-1048576.csv.zst" table:display="true" table:show-details="true"/>
                <table:data-pilot-member table:name="delete-064-1048576.csv.zst" table:display="true" table:show-details="true"/>
                <table:data-pilot-member table:name="delete-096-1048576.csv.zst" table:display="true" table:show-details="true"/>
                <table:data-pilot-member table:name="delete-128-1048576.csv.zst" table:display="true" table:show-details="true"/>
                <table:data-pilot-member table:name="delete-008-4194304.csv.zst" table:display="true" table:show-details="true"/>
                <table:data-pilot-member table:name="delete-016-4194304.csv.zst" table:display="true" table:show-details="true"/>
                <table:data-pilot-member table:name="delete-024-4194304.csv.zst" table:display="true" table:show-details="true"/>
                <table:data-pilot-member table:name="delete-048-4194304.csv.zst" table:display="true" table:show-details="true"/>
                <table:data-pilot-member table:name="delete-064-4194304.csv.zst" table:display="true" table:show-details="true"/>
                <table:data-pilot-member table:name="delete-096-4194304.csv.zst" table:display="true" table:show-details="true"/>
                <table:data-pilot-member table:name="delete-128-4194304.csv.zst" table:display="true" table:show-details="true"/>
                <table:data-pilot-member table:name="delete-008-16777216.csv.zst" table:display="true" table:show-details="true"/>
                <table:data-pilot-member table:name="delete-016-16777216.csv.zst" table:display="true" table:show-details="true"/>
                <table:data-pilot-member table:name="delete-024-16777216.csv.zst" table:display="true" table:show-details="true"/>
                <table:data-pilot-member table:name="delete-048-16777216.csv.zst" table:display="true" table:show-details="true"/>
                <table:data-pilot-member table:name="delete-064-16777216.csv.zst" table:display="true" table:show-details="true"/>
                <table:data-pilot-member table:name="delete-096-16777216.csv.zst" table:display="true" table:show-details="true"/>
                <table:data-pilot-member table:name="delete-128-16777216.csv.zst" table:display="true" table:show-details="true"/>
                <table:data-pilot-member table:name="delete-008-67108864.csv.zst" table:display="true" table:show-details="true"/>
                <table:data-pilot-member table:name="delete-016-67108864.csv.zst" table:display="true" table:show-details="true"/>
                <table:data-pilot-member table:name="delete-024-67108864.csv.zst" table:display="true" table:show-details="true"/>
                <table:data-pilot-member table:name="delete-048-67108864.csv.zst" table:display="true" table:show-details="true"/>
                <table:data-pilot-member table:name="delete-064-67108864.csv.zst" table:display="true" table:show-details="true"/>
                <table:data-pilot-member table:name="delete-096-67108864.csv.zst" table:display="true" table:show-details="true"/>
                <table:data-pilot-member table:name="delete-128-67108864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9.26" table:display="true" table:show-details="true"/>
                <table:data-pilot-member table:name="278.33" table:display="true" table:show-details="true"/>
                <table:data-pilot-member table:name="292.72" table:display="true" table:show-details="true"/>
                <table:data-pilot-member table:name="330.33" table:display="true" table:show-details="true"/>
                <table:data-pilot-member table:name="373.54" table:display="true" table:show-details="true"/>
                <table:data-pilot-member table:name="375.71" table:display="true" table:show-details="true"/>
                <table:data-pilot-member table:name="380.61" table:display="true" table:show-details="true"/>
                <table:data-pilot-member table:name="466.65" table:display="true" table:show-details="true"/>
                <table:data-pilot-member table:name="928.75" table:display="true" table:show-details="true"/>
                <table:data-pilot-member table:name="1211.98" table:display="true" table:show-details="true"/>
                <table:data-pilot-member table:name="1233.2" table:display="true" table:show-details="true"/>
                <table:data-pilot-member table:name="1264.85" table:display="true" table:show-details="true"/>
                <table:data-pilot-member table:name="1292.34" table:display="true" table:show-details="true"/>
                <table:data-pilot-member table:name="1331.6" table:display="true" table:show-details="true"/>
                <table:data-pilot-member table:name="735.34" table:display="true" table:show-details="true"/>
                <table:data-pilot-member table:name="1554.44" table:display="true" table:show-details="true"/>
                <table:data-pilot-member table:name="1938.64" table:display="true" table:show-details="true"/>
                <table:data-pilot-member table:name="2225.98" table:display="true" table:show-details="true"/>
                <table:data-pilot-member table:name="2351.15" table:display="true" table:show-details="true"/>
                <table:data-pilot-member table:name="2302.92" table:display="true" table:show-details="true"/>
                <table:data-pilot-member table:name="2260.54" table:display="true" table:show-details="true"/>
                <table:data-pilot-member table:name="1577.05" table:display="true" table:show-details="true"/>
                <table:data-pilot-member table:name="2986.18" table:display="true" table:show-details="true"/>
                <table:data-pilot-member table:name="3647.64" table:display="true" table:show-details="true"/>
                <table:data-pilot-member table:name="4950.41" table:display="true" table:show-details="true"/>
                <table:data-pilot-member table:name="4948.6" table:display="true" table:show-details="true"/>
                <table:data-pilot-member table:name="5189.81" table:display="true" table:show-details="true"/>
                <table:data-pilot-member table:name="5509.86" table:display="true" table:show-details="true"/>
                <table:data-pilot-member table:name="2430.75" table:display="true" table:show-details="true"/>
                <table:data-pilot-member table:name="4352.96" table:display="true" table:show-details="true"/>
                <table:data-pilot-member table:name="5643.88" table:display="true" table:show-details="true"/>
                <table:data-pilot-member table:name="6928.71" table:display="true" table:show-details="true"/>
                <table:data-pilot-member table:name="6946.33" table:display="true" table:show-details="true"/>
                <table:data-pilot-member table:name="6939.13" table:display="true" table:show-details="true"/>
                <table:data-pilot-member table:name="6941.28" table:display="true" table:show-details="true"/>
                <table:data-pilot-member table:name="2984.47" table:display="true" table:show-details="true"/>
                <table:data-pilot-member table:name="5275.28" table:display="true" table:show-details="true"/>
                <table:data-pilot-member table:name="6644.61" table:display="true" table:show-details="true"/>
                <table:data-pilot-member table:name="7482" table:display="true" table:show-details="true"/>
                <table:data-pilot-member table:name="7471.78" table:display="true" table:show-details="true"/>
                <table:data-pilot-member table:name="7458.84" table:display="true" table:show-details="true"/>
                <table:data-pilot-member table:name="7461.9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ize (MB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reads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114.08" table:display="true" table:show-details="true"/>
                <table:data-pilot-member table:name="2226.61" table:display="true" table:show-details="true"/>
                <table:data-pilot-member table:name="2341.73" table:display="true" table:show-details="true"/>
                <table:data-pilot-member table:name="2642.61" table:display="true" table:show-details="true"/>
                <table:data-pilot-member table:name="2988.33" table:display="true" table:show-details="true"/>
                <table:data-pilot-member table:name="3005.68" table:display="true" table:show-details="true"/>
                <table:data-pilot-member table:name="3044.87" table:display="true" table:show-details="true"/>
                <table:data-pilot-member table:name="933.29" table:display="true" table:show-details="true"/>
                <table:data-pilot-member table:name="1857.5" table:display="true" table:show-details="true"/>
                <table:data-pilot-member table:name="2423.95" table:display="true" table:show-details="true"/>
                <table:data-pilot-member table:name="2466.4" table:display="true" table:show-details="true"/>
                <table:data-pilot-member table:name="2529.71" table:display="true" table:show-details="true"/>
                <table:data-pilot-member table:name="2584.68" table:display="true" table:show-details="true"/>
                <table:data-pilot-member table:name="2663.21" table:display="true" table:show-details="true"/>
                <table:data-pilot-member table:name="735.34" table:display="true" table:show-details="true"/>
                <table:data-pilot-member table:name="1554.44" table:display="true" table:show-details="true"/>
                <table:data-pilot-member table:name="1938.64" table:display="true" table:show-details="true"/>
                <table:data-pilot-member table:name="2225.98" table:display="true" table:show-details="true"/>
                <table:data-pilot-member table:name="2351.15" table:display="true" table:show-details="true"/>
                <table:data-pilot-member table:name="2302.92" table:display="true" table:show-details="true"/>
                <table:data-pilot-member table:name="2260.54" table:display="true" table:show-details="true"/>
                <table:data-pilot-member table:name="394.26" table:display="true" table:show-details="true"/>
                <table:data-pilot-member table:name="746.55" table:display="true" table:show-details="true"/>
                <table:data-pilot-member table:name="911.91" table:display="true" table:show-details="true"/>
                <table:data-pilot-member table:name="1237.6" table:display="true" table:show-details="true"/>
                <table:data-pilot-member table:name="1237.15" table:display="true" table:show-details="true"/>
                <table:data-pilot-member table:name="1297.45" table:display="true" table:show-details="true"/>
                <table:data-pilot-member table:name="1377.47" table:display="true" table:show-details="true"/>
                <table:data-pilot-member table:name="151.92" table:display="true" table:show-details="true"/>
                <table:data-pilot-member table:name="272.06" table:display="true" table:show-details="true"/>
                <table:data-pilot-member table:name="352.74" table:display="true" table:show-details="true"/>
                <table:data-pilot-member table:name="433.04" table:display="true" table:show-details="true"/>
                <table:data-pilot-member table:name="434.15" table:display="true" table:show-details="true"/>
                <table:data-pilot-member table:name="433.7" table:display="true" table:show-details="true"/>
                <table:data-pilot-member table:name="433.83" table:display="true" table:show-details="true"/>
                <table:data-pilot-member table:name="46.63" table:display="true" table:show-details="true"/>
                <table:data-pilot-member table:name="82.43" table:display="true" table:show-details="true"/>
                <table:data-pilot-member table:name="103.82" table:display="true" table:show-details="true"/>
                <table:data-pilot-member table:name="116.91" table:display="true" table:show-details="true"/>
                <table:data-pilot-member table:name="116.75" table:display="true" table:show-details="true"/>
                <table:data-pilot-member table:name="116.54" table:display="true" table:show-details="true"/>
                <table:data-pilot-member table:name="116.5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2" table:application-data="" table:target-range-address="'Pivot Tables'.A12:'Pivot Tables'.H19" table:buttons="'Pivot Tables'.A13 'Pivot Tables'.B12" table:grand-total="none" table:show-filter-button="false">
          <table:source-cell-range table:cell-range-address="'Data By Operation'.J3:'Data By Operation'.Q4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 Thread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st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.csv.zst" table:display="true" table:show-details="true"/>
                <table:data-pilot-member table:name="get-016-131072.csv.zst" table:display="true" table:show-details="true"/>
                <table:data-pilot-member table:name="get-024-131072.csv.zst" table:display="true" table:show-details="true"/>
                <table:data-pilot-member table:name="get-048-131072.csv.zst" table:display="true" table:show-details="true"/>
                <table:data-pilot-member table:name="get-064-131072.csv.zst" table:display="true" table:show-details="true"/>
                <table:data-pilot-member table:name="get-096-131072.csv.zst" table:display="true" table:show-details="true"/>
                <table:data-pilot-member table:name="get-128-131072.csv.zst" table:display="true" table:show-details="true"/>
                <table:data-pilot-member table:name="get-008-524288.csv.zst" table:display="true" table:show-details="true"/>
                <table:data-pilot-member table:name="get-016-524288.csv.zst" table:display="true" table:show-details="true"/>
                <table:data-pilot-member table:name="get-024-524288.csv.zst" table:display="true" table:show-details="true"/>
                <table:data-pilot-member table:name="get-048-524288.csv.zst" table:display="true" table:show-details="true"/>
                <table:data-pilot-member table:name="get-064-524288.csv.zst" table:display="true" table:show-details="true"/>
                <table:data-pilot-member table:name="get-096-524288.csv.zst" table:display="true" table:show-details="true"/>
                <table:data-pilot-member table:name="get-128-524288.csv.zst" table:display="true" table:show-details="true"/>
                <table:data-pilot-member table:name="get-008-1048576.csv.zst" table:display="true" table:show-details="true"/>
                <table:data-pilot-member table:name="get-016-1048576.csv.zst" table:display="true" table:show-details="true"/>
                <table:data-pilot-member table:name="get-024-1048576.csv.zst" table:display="true" table:show-details="true"/>
                <table:data-pilot-member table:name="get-048-1048576.csv.zst" table:display="true" table:show-details="true"/>
                <table:data-pilot-member table:name="get-064-1048576.csv.zst" table:display="true" table:show-details="true"/>
                <table:data-pilot-member table:name="get-096-1048576.csv.zst" table:display="true" table:show-details="true"/>
                <table:data-pilot-member table:name="get-128-1048576.csv.zst" table:display="true" table:show-details="true"/>
                <table:data-pilot-member table:name="get-008-4194304.csv.zst" table:display="true" table:show-details="true"/>
                <table:data-pilot-member table:name="get-016-4194304.csv.zst" table:display="true" table:show-details="true"/>
                <table:data-pilot-member table:name="get-024-4194304.csv.zst" table:display="true" table:show-details="true"/>
                <table:data-pilot-member table:name="get-048-4194304.csv.zst" table:display="true" table:show-details="true"/>
                <table:data-pilot-member table:name="get-064-4194304.csv.zst" table:display="true" table:show-details="true"/>
                <table:data-pilot-member table:name="get-096-4194304.csv.zst" table:display="true" table:show-details="true"/>
                <table:data-pilot-member table:name="get-128-4194304.csv.zst" table:display="true" table:show-details="true"/>
                <table:data-pilot-member table:name="get-008-16777216.csv.zst" table:display="true" table:show-details="true"/>
                <table:data-pilot-member table:name="get-016-16777216.csv.zst" table:display="true" table:show-details="true"/>
                <table:data-pilot-member table:name="get-024-16777216.csv.zst" table:display="true" table:show-details="true"/>
                <table:data-pilot-member table:name="get-048-16777216.csv.zst" table:display="true" table:show-details="true"/>
                <table:data-pilot-member table:name="get-064-16777216.csv.zst" table:display="true" table:show-details="true"/>
                <table:data-pilot-member table:name="get-096-16777216.csv.zst" table:display="true" table:show-details="true"/>
                <table:data-pilot-member table:name="get-128-16777216.csv.zst" table:display="true" table:show-details="true"/>
                <table:data-pilot-member table:name="get-008-67108864.csv.zst" table:display="true" table:show-details="true"/>
                <table:data-pilot-member table:name="get-016-67108864.csv.zst" table:display="true" table:show-details="true"/>
                <table:data-pilot-member table:name="get-024-67108864.csv.zst" table:display="true" table:show-details="true"/>
                <table:data-pilot-member table:name="get-048-67108864.csv.zst" table:display="true" table:show-details="true"/>
                <table:data-pilot-member table:name="get-064-67108864.csv.zst" table:display="true" table:show-details="true"/>
                <table:data-pilot-member table:name="get-096-67108864.csv.zst" table:display="true" table:show-details="true"/>
                <table:data-pilot-member table:name="get-128-67108864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307.08" table:display="true" table:show-details="true"/>
                <table:data-pilot-member table:name="6324.26" table:display="true" table:show-details="true"/>
                <table:data-pilot-member table:name="7095.81" table:display="true" table:show-details="true"/>
                <table:data-pilot-member table:name="8242.37" table:display="true" table:show-details="true"/>
                <table:data-pilot-member table:name="8497.57" table:display="true" table:show-details="true"/>
                <table:data-pilot-member table:name="8720.66" table:display="true" table:show-details="true"/>
                <table:data-pilot-member table:name="8856.52" table:display="true" table:show-details="true"/>
                <table:data-pilot-member table:name="2055.59" table:display="true" table:show-details="true"/>
                <table:data-pilot-member table:name="5920.08" table:display="true" table:show-details="true"/>
                <table:data-pilot-member table:name="6661.46" table:display="true" table:show-details="true"/>
                <table:data-pilot-member table:name="7594.38" table:display="true" table:show-details="true"/>
                <table:data-pilot-member table:name="7265.84" table:display="true" table:show-details="true"/>
                <table:data-pilot-member table:name="7600.44" table:display="true" table:show-details="true"/>
                <table:data-pilot-member table:name="8316.52" table:display="true" table:show-details="true"/>
                <table:data-pilot-member table:name="1800.48" table:display="true" table:show-details="true"/>
                <table:data-pilot-member table:name="4610.79" table:display="true" table:show-details="true"/>
                <table:data-pilot-member table:name="5600.15" table:display="true" table:show-details="true"/>
                <table:data-pilot-member table:name="6325.99" table:display="true" table:show-details="true"/>
                <table:data-pilot-member table:name="6504.81" table:display="true" table:show-details="true"/>
                <table:data-pilot-member table:name="6678.91" table:display="true" table:show-details="true"/>
                <table:data-pilot-member table:name="6755.12" table:display="true" table:show-details="true"/>
                <table:data-pilot-member table:name="1149.63" table:display="true" table:show-details="true"/>
                <table:data-pilot-member table:name="2287.39" table:display="true" table:show-details="true"/>
                <table:data-pilot-member table:name="2670.56" table:display="true" table:show-details="true"/>
                <table:data-pilot-member table:name="3107.1" table:display="true" table:show-details="true"/>
                <table:data-pilot-member table:name="3203.39" table:display="true" table:show-details="true"/>
                <table:data-pilot-member table:name="3262.7" table:display="true" table:show-details="true"/>
                <table:data-pilot-member table:name="3286.7" table:display="true" table:show-details="true"/>
                <table:data-pilot-member table:name="675.48" table:display="true" table:show-details="true"/>
                <table:data-pilot-member table:name="814.09" table:display="true" table:show-details="true"/>
                <table:data-pilot-member table:name="829.92" table:display="true" table:show-details="true"/>
                <table:data-pilot-member table:name="843.78" table:display="true" table:show-details="true"/>
                <table:data-pilot-member table:name="842.04" table:display="true" table:show-details="true"/>
                <table:data-pilot-member table:name="846.16" table:display="true" table:show-details="true"/>
                <table:data-pilot-member table:name="846.3" table:display="true" table:show-details="true"/>
                <table:data-pilot-member table:name="204" table:display="true" table:show-details="true"/>
                <table:data-pilot-member table:name="211.01" table:display="true" table:show-details="true"/>
                <table:data-pilot-member table:name="212.85" table:display="true" table:show-details="true"/>
                <table:data-pilot-member table:name="214.34" table:display="true" table:show-details="true"/>
                <table:data-pilot-member table:name="215.84" table:display="true" table:show-details="true"/>
                <table:data-pilot-member table:name="214.64" table:display="true" table:show-details="true"/>
                <table:data-pilot-member table:name="212.5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ize (MB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reads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88.39" table:display="true" table:show-details="true"/>
                <table:data-pilot-member table:name="790.53" table:display="true" table:show-details="true"/>
                <table:data-pilot-member table:name="886.98" table:display="true" table:show-details="true"/>
                <table:data-pilot-member table:name="1030.3" table:display="true" table:show-details="true"/>
                <table:data-pilot-member table:name="1062.2" table:display="true" table:show-details="true"/>
                <table:data-pilot-member table:name="1090.08" table:display="true" table:show-details="true"/>
                <table:data-pilot-member table:name="1107.06" table:display="true" table:show-details="true"/>
                <table:data-pilot-member table:name="1027.79" table:display="true" table:show-details="true"/>
                <table:data-pilot-member table:name="2960.04" table:display="true" table:show-details="true"/>
                <table:data-pilot-member table:name="3330.73" table:display="true" table:show-details="true"/>
                <table:data-pilot-member table:name="3797.19" table:display="true" table:show-details="true"/>
                <table:data-pilot-member table:name="3632.92" table:display="true" table:show-details="true"/>
                <table:data-pilot-member table:name="3800.22" table:display="true" table:show-details="true"/>
                <table:data-pilot-member table:name="4158.26" table:display="true" table:show-details="true"/>
                <table:data-pilot-member table:name="1800.48" table:display="true" table:show-details="true"/>
                <table:data-pilot-member table:name="4610.79" table:display="true" table:show-details="true"/>
                <table:data-pilot-member table:name="5600.15" table:display="true" table:show-details="true"/>
                <table:data-pilot-member table:name="6325.99" table:display="true" table:show-details="true"/>
                <table:data-pilot-member table:name="6504.81" table:display="true" table:show-details="true"/>
                <table:data-pilot-member table:name="6678.91" table:display="true" table:show-details="true"/>
                <table:data-pilot-member table:name="6755.12" table:display="true" table:show-details="true"/>
                <table:data-pilot-member table:name="4598.5" table:display="true" table:show-details="true"/>
                <table:data-pilot-member table:name="9149.57" table:display="true" table:show-details="true"/>
                <table:data-pilot-member table:name="10682.24" table:display="true" table:show-details="true"/>
                <table:data-pilot-member table:name="12428.39" table:display="true" table:show-details="true"/>
                <table:data-pilot-member table:name="12813.54" table:display="true" table:show-details="true"/>
                <table:data-pilot-member table:name="13050.81" table:display="true" table:show-details="true"/>
                <table:data-pilot-member table:name="13146.81" table:display="true" table:show-details="true"/>
                <table:data-pilot-member table:name="10807.74" table:display="true" table:show-details="true"/>
                <table:data-pilot-member table:name="13025.47" table:display="true" table:show-details="true"/>
                <table:data-pilot-member table:name="13278.69" table:display="true" table:show-details="true"/>
                <table:data-pilot-member table:name="13500.43" table:display="true" table:show-details="true"/>
                <table:data-pilot-member table:name="13472.58" table:display="true" table:show-details="true"/>
                <table:data-pilot-member table:name="13538.61" table:display="true" table:show-details="true"/>
                <table:data-pilot-member table:name="13540.83" table:display="true" table:show-details="true"/>
                <table:data-pilot-member table:name="13056.01" table:display="true" table:show-details="true"/>
                <table:data-pilot-member table:name="13504.96" table:display="true" table:show-details="true"/>
                <table:data-pilot-member table:name="13622.23" table:display="true" table:show-details="true"/>
                <table:data-pilot-member table:name="13718.01" table:display="true" table:show-details="true"/>
                <table:data-pilot-member table:name="13813.7" table:display="true" table:show-details="true"/>
                <table:data-pilot-member table:name="13736.97" table:display="true" table:show-details="true"/>
                <table:data-pilot-member table:name="13601.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3" table:application-data="" table:target-range-address="'Pivot Tables'.A22:'Pivot Tables'.H29" table:buttons="'Pivot Tables'.A23 'Pivot Tables'.B22" table:grand-total="none" table:show-filter-button="false">
          <table:source-cell-range table:cell-range-address="'Data By Operation'.S3:'Data By Operation'.Z4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 Thread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st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.csv.zst" table:display="true" table:show-details="true"/>
                <table:data-pilot-member table:name="put-016-131072.csv.zst" table:display="true" table:show-details="true"/>
                <table:data-pilot-member table:name="put-024-131072.csv.zst" table:display="true" table:show-details="true"/>
                <table:data-pilot-member table:name="put-048-131072.csv.zst" table:display="true" table:show-details="true"/>
                <table:data-pilot-member table:name="put-064-131072.csv.zst" table:display="true" table:show-details="true"/>
                <table:data-pilot-member table:name="put-096-131072.csv.zst" table:display="true" table:show-details="true"/>
                <table:data-pilot-member table:name="put-128-131072.csv.zst" table:display="true" table:show-details="true"/>
                <table:data-pilot-member table:name="put-008-524288.csv.zst" table:display="true" table:show-details="true"/>
                <table:data-pilot-member table:name="put-016-524288.csv.zst" table:display="true" table:show-details="true"/>
                <table:data-pilot-member table:name="put-024-524288.csv.zst" table:display="true" table:show-details="true"/>
                <table:data-pilot-member table:name="put-048-524288.csv.zst" table:display="true" table:show-details="true"/>
                <table:data-pilot-member table:name="put-064-524288.csv.zst" table:display="true" table:show-details="true"/>
                <table:data-pilot-member table:name="put-096-524288.csv.zst" table:display="true" table:show-details="true"/>
                <table:data-pilot-member table:name="put-128-524288.csv.zst" table:display="true" table:show-details="true"/>
                <table:data-pilot-member table:name="put-008-1048576.csv.zst" table:display="true" table:show-details="true"/>
                <table:data-pilot-member table:name="put-016-1048576.csv.zst" table:display="true" table:show-details="true"/>
                <table:data-pilot-member table:name="put-024-1048576.csv.zst" table:display="true" table:show-details="true"/>
                <table:data-pilot-member table:name="put-048-1048576.csv.zst" table:display="true" table:show-details="true"/>
                <table:data-pilot-member table:name="put-064-1048576.csv.zst" table:display="true" table:show-details="true"/>
                <table:data-pilot-member table:name="put-096-1048576.csv.zst" table:display="true" table:show-details="true"/>
                <table:data-pilot-member table:name="put-128-1048576.csv.zst" table:display="true" table:show-details="true"/>
                <table:data-pilot-member table:name="put-008-4194304.csv.zst" table:display="true" table:show-details="true"/>
                <table:data-pilot-member table:name="put-016-4194304.csv.zst" table:display="true" table:show-details="true"/>
                <table:data-pilot-member table:name="put-024-4194304.csv.zst" table:display="true" table:show-details="true"/>
                <table:data-pilot-member table:name="put-048-4194304.csv.zst" table:display="true" table:show-details="true"/>
                <table:data-pilot-member table:name="put-064-4194304.csv.zst" table:display="true" table:show-details="true"/>
                <table:data-pilot-member table:name="put-096-4194304.csv.zst" table:display="true" table:show-details="true"/>
                <table:data-pilot-member table:name="put-128-4194304.csv.zst" table:display="true" table:show-details="true"/>
                <table:data-pilot-member table:name="put-008-16777216.csv.zst" table:display="true" table:show-details="true"/>
                <table:data-pilot-member table:name="put-016-16777216.csv.zst" table:display="true" table:show-details="true"/>
                <table:data-pilot-member table:name="put-024-16777216.csv.zst" table:display="true" table:show-details="true"/>
                <table:data-pilot-member table:name="put-048-16777216.csv.zst" table:display="true" table:show-details="true"/>
                <table:data-pilot-member table:name="put-064-16777216.csv.zst" table:display="true" table:show-details="true"/>
                <table:data-pilot-member table:name="put-096-16777216.csv.zst" table:display="true" table:show-details="true"/>
                <table:data-pilot-member table:name="put-128-16777216.csv.zst" table:display="true" table:show-details="true"/>
                <table:data-pilot-member table:name="put-008-67108864.csv.zst" table:display="true" table:show-details="true"/>
                <table:data-pilot-member table:name="put-016-67108864.csv.zst" table:display="true" table:show-details="true"/>
                <table:data-pilot-member table:name="put-024-67108864.csv.zst" table:display="true" table:show-details="true"/>
                <table:data-pilot-member table:name="put-048-67108864.csv.zst" table:display="true" table:show-details="true"/>
                <table:data-pilot-member table:name="put-064-67108864.csv.zst" table:display="true" table:show-details="true"/>
                <table:data-pilot-member table:name="put-096-67108864.csv.zst" table:display="true" table:show-details="true"/>
                <table:data-pilot-member table:name="put-128-67108864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705.54" table:display="true" table:show-details="true"/>
                <table:data-pilot-member table:name="2504.18" table:display="true" table:show-details="true"/>
                <table:data-pilot-member table:name="2519.06" table:display="true" table:show-details="true"/>
                <table:data-pilot-member table:name="2827.21" table:display="true" table:show-details="true"/>
                <table:data-pilot-member table:name="2877.9" table:display="true" table:show-details="true"/>
                <table:data-pilot-member table:name="3081.06" table:display="true" table:show-details="true"/>
                <table:data-pilot-member table:name="3091.35" table:display="true" table:show-details="true"/>
                <table:data-pilot-member table:name="1219.91" table:display="true" table:show-details="true"/>
                <table:data-pilot-member table:name="2096.74" table:display="true" table:show-details="true"/>
                <table:data-pilot-member table:name="2391.46" table:display="true" table:show-details="true"/>
                <table:data-pilot-member table:name="2672.21" table:display="true" table:show-details="true"/>
                <table:data-pilot-member table:name="2643.52" table:display="true" table:show-details="true"/>
                <table:data-pilot-member table:name="2576.16" table:display="true" table:show-details="true"/>
                <table:data-pilot-member table:name="2707.75" table:display="true" table:show-details="true"/>
                <table:data-pilot-member table:name="912.06" table:display="true" table:show-details="true"/>
                <table:data-pilot-member table:name="1791.57" table:display="true" table:show-details="true"/>
                <table:data-pilot-member table:name="2015.06" table:display="true" table:show-details="true"/>
                <table:data-pilot-member table:name="2272.68" table:display="true" table:show-details="true"/>
                <table:data-pilot-member table:name="2319.44" table:display="true" table:show-details="true"/>
                <table:data-pilot-member table:name="2375.96" table:display="true" table:show-details="true"/>
                <table:data-pilot-member table:name="2367.55" table:display="true" table:show-details="true"/>
                <table:data-pilot-member table:name="386.85" table:display="true" table:show-details="true"/>
                <table:data-pilot-member table:name="757.23" table:display="true" table:show-details="true"/>
                <table:data-pilot-member table:name="986.31" table:display="true" table:show-details="true"/>
                <table:data-pilot-member table:name="1249.72" table:display="true" table:show-details="true"/>
                <table:data-pilot-member table:name="1298.58" table:display="true" table:show-details="true"/>
                <table:data-pilot-member table:name="1316.96" table:display="true" table:show-details="true"/>
                <table:data-pilot-member table:name="1355.18" table:display="true" table:show-details="true"/>
                <table:data-pilot-member table:name="152.16" table:display="true" table:show-details="true"/>
                <table:data-pilot-member table:name="271.91" table:display="true" table:show-details="true"/>
                <table:data-pilot-member table:name="354.42" table:display="true" table:show-details="true"/>
                <table:data-pilot-member table:name="433.56" table:display="true" table:show-details="true"/>
                <table:data-pilot-member table:name="435.07" table:display="true" table:show-details="true"/>
                <table:data-pilot-member table:name="434.52" table:display="true" table:show-details="true"/>
                <table:data-pilot-member table:name="434.25" table:display="true" table:show-details="true"/>
                <table:data-pilot-member table:name="47.1" table:display="true" table:show-details="true"/>
                <table:data-pilot-member table:name="82.55" table:display="true" table:show-details="true"/>
                <table:data-pilot-member table:name="103.83" table:display="true" table:show-details="true"/>
                <table:data-pilot-member table:name="116.97" table:display="true" table:show-details="true"/>
                <table:data-pilot-member table:name="116.81" table:display="true" table:show-details="true"/>
                <table:data-pilot-member table:name="116.6" table:display="true" table:show-details="true"/>
                <table:data-pilot-member table:name="116.6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ize (MB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Treads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13.19" table:display="true" table:show-details="true"/>
                <table:data-pilot-member table:name="313.02" table:display="true" table:show-details="true"/>
                <table:data-pilot-member table:name="314.88" table:display="true" table:show-details="true"/>
                <table:data-pilot-member table:name="353.4" table:display="true" table:show-details="true"/>
                <table:data-pilot-member table:name="359.74" table:display="true" table:show-details="true"/>
                <table:data-pilot-member table:name="385.13" table:display="true" table:show-details="true"/>
                <table:data-pilot-member table:name="386.42" table:display="true" table:show-details="true"/>
                <table:data-pilot-member table:name="609.96" table:display="true" table:show-details="true"/>
                <table:data-pilot-member table:name="1048.37" table:display="true" table:show-details="true"/>
                <table:data-pilot-member table:name="1195.73" table:display="true" table:show-details="true"/>
                <table:data-pilot-member table:name="1336.1" table:display="true" table:show-details="true"/>
                <table:data-pilot-member table:name="1321.76" table:display="true" table:show-details="true"/>
                <table:data-pilot-member table:name="1288.08" table:display="true" table:show-details="true"/>
                <table:data-pilot-member table:name="1353.87" table:display="true" table:show-details="true"/>
                <table:data-pilot-member table:name="912.06" table:display="true" table:show-details="true"/>
                <table:data-pilot-member table:name="1791.57" table:display="true" table:show-details="true"/>
                <table:data-pilot-member table:name="2015.06" table:display="true" table:show-details="true"/>
                <table:data-pilot-member table:name="2272.68" table:display="true" table:show-details="true"/>
                <table:data-pilot-member table:name="2319.44" table:display="true" table:show-details="true"/>
                <table:data-pilot-member table:name="2375.96" table:display="true" table:show-details="true"/>
                <table:data-pilot-member table:name="2367.55" table:display="true" table:show-details="true"/>
                <table:data-pilot-member table:name="1547.39" table:display="true" table:show-details="true"/>
                <table:data-pilot-member table:name="3028.94" table:display="true" table:show-details="true"/>
                <table:data-pilot-member table:name="3945.24" table:display="true" table:show-details="true"/>
                <table:data-pilot-member table:name="4998.87" table:display="true" table:show-details="true"/>
                <table:data-pilot-member table:name="5194.31" table:display="true" table:show-details="true"/>
                <table:data-pilot-member table:name="5267.84" table:display="true" table:show-details="true"/>
                <table:data-pilot-member table:name="5420.71" table:display="true" table:show-details="true"/>
                <table:data-pilot-member table:name="2434.54" table:display="true" table:show-details="true"/>
                <table:data-pilot-member table:name="4350.48" table:display="true" table:show-details="true"/>
                <table:data-pilot-member table:name="5670.75" table:display="true" table:show-details="true"/>
                <table:data-pilot-member table:name="6936.93" table:display="true" table:show-details="true"/>
                <table:data-pilot-member table:name="6961.04" table:display="true" table:show-details="true"/>
                <table:data-pilot-member table:name="6952.33" table:display="true" table:show-details="true"/>
                <table:data-pilot-member table:name="6947.96" table:display="true" table:show-details="true"/>
                <table:data-pilot-member table:name="3014.55" table:display="true" table:show-details="true"/>
                <table:data-pilot-member table:name="5283.24" table:display="true" table:show-details="true"/>
                <table:data-pilot-member table:name="6644.97" table:display="true" table:show-details="true"/>
                <table:data-pilot-member table:name="7486.19" table:display="true" table:show-details="true"/>
                <table:data-pilot-member table:name="7476.07" table:display="true" table:show-details="true"/>
                <table:data-pilot-member table:name="7462.7" table:display="true" table:show-details="true"/>
                <table:data-pilot-member table:name="7463.8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sualization" style:display-name="PageStyle_Visualiz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o.data.2021-01-30" style:display-name="PageStyle_minio.data.2021-01-3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0_By_20_Operation" style:display-name="PageStyle_Data By Oper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vot_20_Tables" style:display-name="PageStyle_Pivot Tab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228" meta:object-count="0"/>
    <meta:generator>LibreOfficeDev/6.0.5.2$Linux_X86_64 LibreOffice_project/</meta:generator>
  </office:meta>
</office:document-meta>
</file>